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Tabelle1.I17" table:end-x="1.427cm" table:end-y="0.141cm" draw:z-index="0" draw:style-name="gr1" draw:text-style-name="P1" svg:width="12.613cm" svg:height="7.263cm" svg:x="0.105cm" svg:y="0.104cm">
              <draw:object draw:notify-on-update-of-ranges="Tabelle1.B1:Tabelle1.B60 Tabelle1.C1:Tabelle1.C6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.008">
            <text:p>0,008</text:p>
          </table:table-cell>
          <table:table-cell table:number-columns-repeated="5"/>
          <table:table-cell table:formula="of:=[.I2]+[.A3]"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0.008*POWER(0.8;([.A3]+1)-3))*[.I3]" office:value-type="float" office:value="0.0192">
            <text:p>0,0192</text:p>
          </table:table-cell>
          <table:table-cell table:formula="of:=SUM([.$B$3:.B4])" office:value-type="float" office:value="0.0272">
            <text:p>0,0272</text:p>
          </table:table-cell>
          <table:table-cell table:number-columns-repeated="5"/>
          <table:table-cell table:formula="of:=[.I3]+[.A3]"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0.008*POWER(0.8;([.A4]+1)-3))*[.I4]" office:value-type="float" office:value="0.03072">
            <text:p>0,03072</text:p>
          </table:table-cell>
          <table:table-cell table:formula="of:=SUM([.$B$4:.B5])" office:value-type="float" office:value="0.04992">
            <text:p>0,04992</text:p>
          </table:table-cell>
          <table:table-cell table:number-columns-repeated="5"/>
          <table:table-cell table:formula="of:=[.I4]+[.A4]"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0.008*POWER(0.8;([.A5]+1)-3))*[.I5]" office:value-type="float" office:value="0.04096">
            <text:p>0,04096</text:p>
          </table:table-cell>
          <table:table-cell table:formula="of:=SUM([.$B$4:.B6])" office:value-type="float" office:value="0.09088">
            <text:p>0,09088</text:p>
          </table:table-cell>
          <table:table-cell table:number-columns-repeated="5"/>
          <table:table-cell table:formula="of:=[.I5]+[.A5]" office:value-type="float" office:value="15">
            <text:p>1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0.008*POWER(0.8;([.A6]+1)-3))*[.I6]" office:value-type="float" office:value="0.049152">
            <text:p>0,049152</text:p>
          </table:table-cell>
          <table:table-cell table:formula="of:=SUM([.$B$4:.B7])" office:value-type="float" office:value="0.140032">
            <text:p>0,140032</text:p>
          </table:table-cell>
          <table:table-cell table:number-columns-repeated="5"/>
          <table:table-cell table:formula="of:=[.I6]+[.A6]" office:value-type="float" office:value="21">
            <text:p>2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0.008*POWER(0.8;([.A7]+1)-3))*[.I7]" office:value-type="float" office:value="0.05505024">
            <text:p>0,05505024</text:p>
          </table:table-cell>
          <table:table-cell table:formula="of:=SUM([.$B$4:.B8])" office:value-type="float" office:value="0.19508224">
            <text:p>0,19508224</text:p>
          </table:table-cell>
          <table:table-cell table:number-columns-repeated="5"/>
          <table:table-cell table:formula="of:=[.I7]+[.A7]" office:value-type="float" office:value="28">
            <text:p>2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0.008*POWER(0.8;([.A8]+1)-3))*[.I8]" office:value-type="float" office:value="0.058720256">
            <text:p>0,058720256</text:p>
          </table:table-cell>
          <table:table-cell table:formula="of:=SUM([.$B$4:.B9])" office:value-type="float" office:value="0.253802496">
            <text:p>0,253802496</text:p>
          </table:table-cell>
          <table:table-cell table:number-columns-repeated="5"/>
          <table:table-cell table:formula="of:=[.I8]+[.A8]" office:value-type="float" office:value="36">
            <text:p>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0.008*POWER(0.8;([.A9]+1)-3))*[.I9]" office:value-type="float" office:value="0.0603979776">
            <text:p>0,0603979776</text:p>
          </table:table-cell>
          <table:table-cell table:formula="of:=SUM([.$B$4:.B10])" office:value-type="float" office:value="0.3142004736">
            <text:p>0,3142004736</text:p>
          </table:table-cell>
          <table:table-cell table:number-columns-repeated="5"/>
          <table:table-cell table:formula="of:=[.I9]+[.A9]" office:value-type="float" office:value="45">
            <text:p>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0.008*POWER(0.8;([.A10]+1)-3))*[.I10]" office:value-type="float" office:value="0.0603979776">
            <text:p>0,0603979776</text:p>
          </table:table-cell>
          <table:table-cell table:formula="of:=SUM([.$B$4:.B11])" office:value-type="float" office:value="0.3745984512">
            <text:p>0,3745984512</text:p>
          </table:table-cell>
          <table:table-cell table:number-columns-repeated="5"/>
          <table:table-cell table:formula="of:=[.I10]+[.A10]" office:value-type="float" office:value="55">
            <text:p>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0.008*POWER(0.8;([.A11]+1)-3))*[.I11]" office:value-type="float" office:value="0.05905580032">
            <text:p>0,0590558003</text:p>
          </table:table-cell>
          <table:table-cell table:formula="of:=SUM([.$B$4:.B12])" office:value-type="float" office:value="0.43365425152">
            <text:p>0,4336542515</text:p>
          </table:table-cell>
          <table:table-cell table:number-columns-repeated="5"/>
          <table:table-cell table:formula="of:=[.I11]+[.A11]" office:value-type="float" office:value="66">
            <text:p>6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0.008*POWER(0.8;([.A12]+1)-3))*[.I12]" office:value-type="float" office:value="0.0566935683072">
            <text:p>0,0566935683</text:p>
          </table:table-cell>
          <table:table-cell table:formula="of:=SUM([.$B$4:.B13])" office:value-type="float" office:value="0.4903478198272">
            <text:p>0,4903478198</text:p>
          </table:table-cell>
          <table:table-cell table:number-columns-repeated="5"/>
          <table:table-cell table:formula="of:=[.I12]+[.A12]" office:value-type="float" office:value="78">
            <text:p>7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0.008*POWER(0.8;([.A13]+1)-3))*[.I13]" office:value-type="float" office:value="0.05360119185408">
            <text:p>0,0536011919</text:p>
          </table:table-cell>
          <table:table-cell table:formula="of:=SUM([.$B$4:.B14])" office:value-type="float" office:value="0.54394901168128">
            <text:p>0,5439490117</text:p>
          </table:table-cell>
          <table:table-cell table:number-columns-repeated="5"/>
          <table:table-cell table:formula="of:=[.I13]+[.A13]" office:value-type="float" office:value="91">
            <text:p>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0.008*POWER(0.8;([.A14]+1)-3))*[.I14]" office:value-type="float" office:value="0.050027779063808">
            <text:p>0,0500277791</text:p>
          </table:table-cell>
          <table:table-cell table:formula="of:=SUM([.$B$4:.B15])" office:value-type="float" office:value="0.593976790745088">
            <text:p>0,5939767907</text:p>
          </table:table-cell>
          <table:table-cell table:number-columns-repeated="5"/>
          <table:table-cell table:formula="of:=[.I14]+[.A14]" office:value-type="float" office:value="105">
            <text:p>10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0.008*POWER(0.8;([.A15]+1)-3))*[.I15]" office:value-type="float" office:value="0.046179488366592">
            <text:p>0,0461794884</text:p>
          </table:table-cell>
          <table:table-cell table:formula="of:=SUM([.$B$4:.B16])" office:value-type="float" office:value="0.64015627911168">
            <text:p>0,6401562791</text:p>
          </table:table-cell>
          <table:table-cell table:number-columns-repeated="5"/>
          <table:table-cell table:formula="of:=[.I15]+[.A15]" office:value-type="float" office:value="120">
            <text:p>12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0.008*POWER(0.8;([.A16]+1)-3))*[.I16]" office:value-type="float" office:value="0.0422212465065984">
            <text:p>0,0422212465</text:p>
          </table:table-cell>
          <table:table-cell table:formula="of:=SUM([.$B$4:.B17])" office:value-type="float" office:value="0.682377525618279">
            <text:p>0,6823775256</text:p>
          </table:table-cell>
          <table:table-cell table:number-columns-repeated="5"/>
          <table:table-cell table:formula="of:=[.I16]+[.A16]" office:value-type="float" office:value="136">
            <text:p>13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0.008*POWER(0.8;([.A17]+1)-3))*[.I17]" office:value-type="float" office:value="0.0382805968326492">
            <text:p>0,0382805968</text:p>
          </table:table-cell>
          <table:table-cell table:formula="of:=SUM([.$B$4:.B18])" office:value-type="float" office:value="0.720658122450928">
            <text:p>0,7206581225</text:p>
          </table:table-cell>
          <table:table-cell table:number-columns-repeated="5"/>
          <table:table-cell table:formula="of:=[.I17]+[.A17]" office:value-type="float" office:value="153">
            <text:p>15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0.008*POWER(0.8;([.A18]+1)-3))*[.I18]" office:value-type="float" office:value="0.0344525371493843">
            <text:p>0,0344525371</text:p>
          </table:table-cell>
          <table:table-cell table:formula="of:=SUM([.$B$4:.B19])" office:value-type="float" office:value="0.755110659600312">
            <text:p>0,7551106596</text:p>
          </table:table-cell>
          <table:table-cell table:number-columns-repeated="5"/>
          <table:table-cell table:formula="of:=[.I18]+[.A18]" office:value-type="float" office:value="171">
            <text:p>1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0.008*POWER(0.8;([.A19]+1)-3))*[.I19]" office:value-type="float" office:value="0.0308046214512142">
            <text:p>0,0308046215</text:p>
          </table:table-cell>
          <table:table-cell table:formula="of:=SUM([.$B$4:.B20])" office:value-type="float" office:value="0.785915281051526">
            <text:p>0,7859152811</text:p>
          </table:table-cell>
          <table:table-cell table:number-columns-repeated="5"/>
          <table:table-cell table:formula="of:=[.I19]+[.A19]" office:value-type="float" office:value="190">
            <text:p>19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0.008*POWER(0.8;([.A20]+1)-3))*[.I20]" office:value-type="float" office:value="0.0273818857344126">
            <text:p>0,0273818857</text:p>
          </table:table-cell>
          <table:table-cell table:formula="of:=SUM([.$B$4:.B21])" office:value-type="float" office:value="0.813297166785939">
            <text:p>0,8132971668</text:p>
          </table:table-cell>
          <table:table-cell table:number-columns-repeated="5"/>
          <table:table-cell table:formula="of:=[.I20]+[.A20]" office:value-type="float" office:value="210">
            <text:p>2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0.008*POWER(0.8;([.A21]+1)-3))*[.I21]" office:value-type="float" office:value="0.0242113515967438">
            <text:p>0,0242113516</text:p>
          </table:table-cell>
          <table:table-cell table:formula="of:=SUM([.$B$4:.B22])" office:value-type="float" office:value="0.837508518382683">
            <text:p>0,8375085184</text:p>
          </table:table-cell>
          <table:table-cell table:number-columns-repeated="5"/>
          <table:table-cell table:formula="of:=[.I21]+[.A21]" office:value-type="float" office:value="231">
            <text:p>2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0.008*POWER(0.8;([.A22]+1)-3))*[.I22]" office:value-type="float" office:value="0.0213059894051346">
            <text:p>0,0213059894</text:p>
          </table:table-cell>
          <table:table-cell table:formula="of:=SUM([.$B$4:.B23])" office:value-type="float" office:value="0.858814507787817">
            <text:p>0,8588145078</text:p>
          </table:table-cell>
          <table:table-cell table:number-columns-repeated="5"/>
          <table:table-cell table:formula="of:=[.I22]+[.A22]" office:value-type="float" office:value="253">
            <text:p>25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0.008*POWER(0.8;([.A23]+1)-3))*[.I23]" office:value-type="float" office:value="0.0186681050025941">
            <text:p>0,018668105</text:p>
          </table:table-cell>
          <table:table-cell table:formula="of:=SUM([.$B$4:.B24])" office:value-type="float" office:value="0.877482612790412">
            <text:p>0,8774826128</text:p>
          </table:table-cell>
          <table:table-cell table:number-columns-repeated="5"/>
          <table:table-cell table:formula="of:=[.I23]+[.A23]" office:value-type="float" office:value="276">
            <text:p>27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0.008*POWER(0.8;([.A24]+1)-3))*[.I24]" office:value-type="float" office:value="0.0162921643659003">
            <text:p>0,0162921644</text:p>
          </table:table-cell>
          <table:table-cell table:formula="of:=SUM([.$B$4:.B25])" office:value-type="float" office:value="0.893774777156312">
            <text:p>0,8937747772</text:p>
          </table:table-cell>
          <table:table-cell table:number-columns-repeated="5"/>
          <table:table-cell table:formula="of:=[.I24]+[.A24]" office:value-type="float" office:value="300">
            <text:p>3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0.008*POWER(0.8;([.A25]+1)-3))*[.I25]" office:value-type="float" office:value="0.014167099448609">
            <text:p>0,0141670994</text:p>
          </table:table-cell>
          <table:table-cell table:formula="of:=SUM([.$B$4:.B26])" office:value-type="float" office:value="0.907941876604921">
            <text:p>0,9079418766</text:p>
          </table:table-cell>
          <table:table-cell table:number-columns-repeated="5"/>
          <table:table-cell table:formula="of:=[.I25]+[.A25]" office:value-type="float" office:value="325">
            <text:p>3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0.008*POWER(0.8;([.A26]+1)-3))*[.I26]" office:value-type="float" office:value="0.0122781528554611">
            <text:p>0,0122781529</text:p>
          </table:table-cell>
          <table:table-cell table:formula="of:=SUM([.$B$4:.B27])" office:value-type="float" office:value="0.920220029460382">
            <text:p>0,9202200295</text:p>
          </table:table-cell>
          <table:table-cell table:number-columns-repeated="5"/>
          <table:table-cell table:formula="of:=[.I26]+[.A26]" office:value-type="float" office:value="351">
            <text:p>35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0.008*POWER(0.8;([.A27]+1)-3))*[.I27]" office:value-type="float" office:value="0.0106083240671184">
            <text:p>0,0106083241</text:p>
          </table:table-cell>
          <table:table-cell table:formula="of:=SUM([.$B$4:.B28])" office:value-type="float" office:value="0.9308283535275">
            <text:p>0,9308283535</text:p>
          </table:table-cell>
          <table:table-cell table:number-columns-repeated="5"/>
          <table:table-cell table:formula="of:=[.I27]+[.A27]" office:value-type="float" office:value="378">
            <text:p>37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0.008*POWER(0.8;([.A28]+1)-3))*[.I28]" office:value-type="float" office:value="0.00913947919628661">
            <text:p>0,0091394792</text:p>
          </table:table-cell>
          <table:table-cell table:formula="of:=SUM([.$B$4:.B29])" office:value-type="float" office:value="0.939967832723787">
            <text:p>0,9399678327</text:p>
          </table:table-cell>
          <table:table-cell table:number-columns-repeated="5"/>
          <table:table-cell table:formula="of:=[.I28]+[.A28]" office:value-type="float" office:value="406">
            <text:p>4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0.008*POWER(0.8;([.A29]+1)-3))*[.I29]" office:value-type="float" office:value="0.00785318212421664">
            <text:p>0,0078531821</text:p>
          </table:table-cell>
          <table:table-cell table:formula="of:=SUM([.$B$4:.B30])" office:value-type="float" office:value="0.947821014848004">
            <text:p>0,9478210148</text:p>
          </table:table-cell>
          <table:table-cell table:number-columns-repeated="5"/>
          <table:table-cell table:formula="of:=[.I29]+[.A29]" office:value-type="float" office:value="435">
            <text:p>43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0.008*POWER(0.8;([.A30]+1)-3))*[.I30]" office:value-type="float" office:value="0.00673129896361427">
            <text:p>0,006731299</text:p>
          </table:table-cell>
          <table:table-cell table:formula="of:=SUM([.$B$4:.B31])" office:value-type="float" office:value="0.954552313811618">
            <text:p>0,9545523138</text:p>
          </table:table-cell>
          <table:table-cell table:number-columns-repeated="5"/>
          <table:table-cell table:formula="of:=[.I30]+[.A30]" office:value-type="float" office:value="465">
            <text:p>46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0.008*POWER(0.8;([.A31]+1)-3))*[.I31]" office:value-type="float" office:value="0.00575642118267703">
            <text:p>0,0057564212</text:p>
          </table:table-cell>
          <table:table-cell table:formula="of:=SUM([.$B$4:.B32])" office:value-type="float" office:value="0.960308734994295">
            <text:p>0,960308735</text:p>
          </table:table-cell>
          <table:table-cell table:number-columns-repeated="5"/>
          <table:table-cell table:formula="of:=[.I31]+[.A31]" office:value-type="float" office:value="496">
            <text:p>49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0.008*POWER(0.8;([.A32]+1)-3))*[.I32]" office:value-type="float" office:value="0.0049121460758844">
            <text:p>0,0049121461</text:p>
          </table:table-cell>
          <table:table-cell table:formula="of:=SUM([.$B$4:.B33])" office:value-type="float" office:value="0.965220881070179">
            <text:p>0,9652208811</text:p>
          </table:table-cell>
          <table:table-cell table:number-columns-repeated="5"/>
          <table:table-cell table:formula="of:=[.I32]+[.A32]" office:value-type="float" office:value="528">
            <text:p>5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0.008*POWER(0.8;([.A33]+1)-3))*[.I33]" office:value-type="float" office:value="0.00418324698075316">
            <text:p>0,004183247</text:p>
          </table:table-cell>
          <table:table-cell table:formula="of:=SUM([.$B$4:.B34])" office:value-type="float" office:value="0.969404128050932">
            <text:p>0,9694041281</text:p>
          </table:table-cell>
          <table:table-cell table:number-columns-repeated="5"/>
          <table:table-cell table:formula="of:=[.I33]+[.A33]" office:value-type="float" office:value="561">
            <text:p>56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0.008*POWER(0.8;([.A34]+1)-3))*[.I34]" office:value-type="float" office:value="0.00355575993364019">
            <text:p>0,0035557599</text:p>
          </table:table-cell>
          <table:table-cell table:formula="of:=SUM([.$B$4:.B35])" office:value-type="float" office:value="0.972959887984573">
            <text:p>0,972959888</text:p>
          </table:table-cell>
          <table:table-cell table:number-columns-repeated="5"/>
          <table:table-cell table:formula="of:=[.I34]+[.A34]" office:value-type="float" office:value="595">
            <text:p>59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0.008*POWER(0.8;([.A35]+1)-3))*[.I35]" office:value-type="float" office:value="0.00301700842854319">
            <text:p>0,0030170084</text:p>
          </table:table-cell>
          <table:table-cell table:formula="of:=SUM([.$B$4:.B36])" office:value-type="float" office:value="0.975976896413116">
            <text:p>0,9759768964</text:p>
          </table:table-cell>
          <table:table-cell table:number-columns-repeated="5"/>
          <table:table-cell table:formula="of:=[.I35]+[.A35]" office:value-type="float" office:value="630">
            <text:p>63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0.008*POWER(0.8;([.A36]+1)-3))*[.I36]" office:value-type="float" office:value="0.00255558361006012">
            <text:p>0,0025555836</text:p>
          </table:table-cell>
          <table:table-cell table:formula="of:=SUM([.$B$4:.B37])" office:value-type="float" office:value="0.978532480023176">
            <text:p>0,97853248</text:p>
          </table:table-cell>
          <table:table-cell table:number-columns-repeated="5"/>
          <table:table-cell table:formula="of:=[.I36]+[.A36]" office:value-type="float" office:value="666">
            <text:p>66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0.008*POWER(0.8;([.A37]+1)-3))*[.I37]" office:value-type="float" office:value="0.00216129356736513">
            <text:p>0,0021612936</text:p>
          </table:table-cell>
          <table:table-cell table:formula="of:=SUM([.$B$4:.B38])" office:value-type="float" office:value="0.980693773590541">
            <text:p>0,9806937736</text:p>
          </table:table-cell>
          <table:table-cell table:number-columns-repeated="5"/>
          <table:table-cell table:formula="of:=[.I37]+[.A37]" office:value-type="float" office:value="703">
            <text:p>70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0.008*POWER(0.8;([.A38]+1)-3))*[.I38]" office:value-type="float" office:value="0.001825092345775">
            <text:p>0,0018250923</text:p>
          </table:table-cell>
          <table:table-cell table:formula="of:=SUM([.$B$4:.B39])" office:value-type="float" office:value="0.982518865936316">
            <text:p>0,9825188659</text:p>
          </table:table-cell>
          <table:table-cell table:number-columns-repeated="5"/>
          <table:table-cell table:formula="of:=[.I38]+[.A38]" office:value-type="float" office:value="741">
            <text:p>74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0.008*POWER(0.8;([.A39]+1)-3))*[.I39]" office:value-type="float" office:value="0.00153899678886973">
            <text:p>0,0015389968</text:p>
          </table:table-cell>
          <table:table-cell table:formula="of:=SUM([.$B$4:.B40])" office:value-type="float" office:value="0.984057862725186">
            <text:p>0,9840578627</text:p>
          </table:table-cell>
          <table:table-cell table:number-columns-repeated="5"/>
          <table:table-cell table:formula="of:=[.I39]+[.A39]" office:value-type="float" office:value="780">
            <text:p>78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0.008*POWER(0.8;([.A40]+1)-3))*[.I40]" office:value-type="float" office:value="0.0012959972958903">
            <text:p>0,0012959973</text:p>
          </table:table-cell>
          <table:table-cell table:formula="of:=SUM([.$B$4:.B41])" office:value-type="float" office:value="0.985353860021076">
            <text:p>0,98535386</text:p>
          </table:table-cell>
          <table:table-cell table:number-columns-repeated="5"/>
          <table:table-cell table:formula="of:=[.I40]+[.A40]" office:value-type="float" office:value="820">
            <text:p>82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0.008*POWER(0.8;([.A41]+1)-3))*[.I41]" office:value-type="float" office:value="0.00108996695654363">
            <text:p>0,001089967</text:p>
          </table:table-cell>
          <table:table-cell table:formula="of:=SUM([.$B$4:.B42])" office:value-type="float" office:value="0.98644382697762">
            <text:p>0,986443827</text:p>
          </table:table-cell>
          <table:table-cell table:number-columns-repeated="5"/>
          <table:table-cell table:formula="of:=[.I41]+[.A41]" office:value-type="float" office:value="861">
            <text:p>86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0.008*POWER(0.8;([.A42]+1)-3))*[.I42]" office:value-type="float" office:value="0.000915572243496652">
            <text:p>0,0009155722</text:p>
          </table:table-cell>
          <table:table-cell table:formula="of:=SUM([.$B$4:.B43])" office:value-type="float" office:value="0.987359399221116">
            <text:p>0,9873593992</text:p>
          </table:table-cell>
          <table:table-cell table:number-columns-repeated="5"/>
          <table:table-cell table:formula="of:=[.I42]+[.A42]" office:value-type="float" office:value="903">
            <text:p>90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0.008*POWER(0.8;([.A43]+1)-3))*[.I43]" office:value-type="float" office:value="0.00076818744332402">
            <text:p>0,0007681874</text:p>
          </table:table-cell>
          <table:table-cell table:formula="of:=SUM([.$B$4:.B44])" office:value-type="float" office:value="0.988127586664441">
            <text:p>0,9881275867</text:p>
          </table:table-cell>
          <table:table-cell table:number-columns-repeated="5"/>
          <table:table-cell table:formula="of:=[.I43]+[.A43]" office:value-type="float" office:value="946">
            <text:p>94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0.008*POWER(0.8;([.A44]+1)-3))*[.I44]" office:value-type="float" office:value="0.000643814238214417">
            <text:p>0,0006438142</text:p>
          </table:table-cell>
          <table:table-cell table:formula="of:=SUM([.$B$4:.B45])" office:value-type="float" office:value="0.988771400902655">
            <text:p>0,9887714009</text:p>
          </table:table-cell>
          <table:table-cell table:number-columns-repeated="5"/>
          <table:table-cell table:formula="of:=[.I44]+[.A44]" office:value-type="float" office:value="990">
            <text:p>99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0.008*POWER(0.8;([.A45]+1)-3))*[.I45]" office:value-type="float" office:value="0.000539007269202768">
            <text:p>0,0005390073</text:p>
          </table:table-cell>
          <table:table-cell table:formula="of:=SUM([.$B$4:.B46])" office:value-type="float" office:value="0.989310408171858">
            <text:p>0,9893104082</text:p>
          </table:table-cell>
          <table:table-cell table:number-columns-repeated="5"/>
          <table:table-cell table:formula="of:=[.I45]+[.A45]" office:value-type="float" office:value="1035">
            <text:p>103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0.008*POWER(0.8;([.A46]+1)-3))*[.I46]" office:value-type="float" office:value="0.00045080607969686">
            <text:p>0,0004508061</text:p>
          </table:table-cell>
          <table:table-cell table:formula="of:=SUM([.$B$4:.B47])" office:value-type="float" office:value="0.989761214251555">
            <text:p>0,9897612143</text:p>
          </table:table-cell>
          <table:table-cell table:number-columns-repeated="5"/>
          <table:table-cell table:formula="of:=[.I46]+[.A46]" office:value-type="float" office:value="1081">
            <text:p>108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0.008*POWER(0.8;([.A47]+1)-3))*[.I47]" office:value-type="float" office:value="0.000376673524368932">
            <text:p>0,0003766735</text:p>
          </table:table-cell>
          <table:table-cell table:formula="of:=SUM([.$B$4:.B48])" office:value-type="float" office:value="0.990137887775924">
            <text:p>0,9901378878</text:p>
          </table:table-cell>
          <table:table-cell table:number-columns-repeated="5"/>
          <table:table-cell table:formula="of:=[.I47]+[.A47]" office:value-type="float" office:value="1128">
            <text:p>112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0.008*POWER(0.8;([.A48]+1)-3))*[.I48]" office:value-type="float" office:value="0.000314440507299283">
            <text:p>0,0003144405</text:p>
          </table:table-cell>
          <table:table-cell table:formula="of:=SUM([.$B$4:.B49])" office:value-type="float" office:value="0.990452328283223">
            <text:p>0,9904523283</text:p>
          </table:table-cell>
          <table:table-cell table:number-columns-repeated="5"/>
          <table:table-cell table:formula="of:=[.I48]+[.A48]" office:value-type="float" office:value="1176">
            <text:p>117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0.008*POWER(0.8;([.A49]+1)-3))*[.I49]" office:value-type="float" office:value="0.000262256763534721">
            <text:p>0,0002622568</text:p>
          </table:table-cell>
          <table:table-cell table:formula="of:=SUM([.$B$4:.B50])" office:value-type="float" office:value="0.990714585046758">
            <text:p>0,990714585</text:p>
          </table:table-cell>
          <table:table-cell table:number-columns-repeated="5"/>
          <table:table-cell table:formula="of:=[.I49]+[.A49]" office:value-type="float" office:value="1225">
            <text:p>122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0.008*POWER(0.8;([.A50]+1)-3))*[.I50]" office:value-type="float" office:value="0.000218547302945601">
            <text:p>0,0002185473</text:p>
          </table:table-cell>
          <table:table-cell table:formula="of:=SUM([.$B$4:.B51])" office:value-type="float" office:value="0.990933132349703">
            <text:p>0,9909331323</text:p>
          </table:table-cell>
          <table:table-cell table:number-columns-repeated="5"/>
          <table:table-cell table:formula="of:=[.I50]+[.A50]" office:value-type="float" office:value="1275">
            <text:p>127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0.008*POWER(0.8;([.A51]+1)-3))*[.I51]" office:value-type="float" office:value="0.00018197408082001">
            <text:p>0,0001819741</text:p>
          </table:table-cell>
          <table:table-cell table:formula="of:=SUM([.$B$4:.B52])" office:value-type="float" office:value="0.991115106430523">
            <text:p>0,9911151064</text:p>
          </table:table-cell>
          <table:table-cell table:number-columns-repeated="5"/>
          <table:table-cell table:formula="of:=[.I51]+[.A51]" office:value-type="float" office:value="1326">
            <text:p>132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0.008*POWER(0.8;([.A52]+1)-3))*[.I52]" office:value-type="float" office:value="0.000151402435242249">
            <text:p>0,0001514024</text:p>
          </table:table-cell>
          <table:table-cell table:formula="of:=SUM([.$B$4:.B53])" office:value-type="float" office:value="0.991266508865765">
            <text:p>0,9912665089</text:p>
          </table:table-cell>
          <table:table-cell table:number-columns-repeated="5"/>
          <table:table-cell table:formula="of:=[.I52]+[.A52]" office:value-type="float" office:value="1378">
            <text:p>13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0.008*POWER(0.8;([.A53]+1)-3))*[.I53]" office:value-type="float" office:value="0.000125871828515124">
            <text:p>0,0001258718</text:p>
          </table:table-cell>
          <table:table-cell table:formula="of:=SUM([.$B$4:.B54])" office:value-type="float" office:value="0.99139238069428">
            <text:p>0,9913923807</text:p>
          </table:table-cell>
          <table:table-cell table:number-columns-repeated="5"/>
          <table:table-cell table:formula="of:=[.I53]+[.A53]" office:value-type="float" office:value="1431">
            <text:p>143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0.008*POWER(0.8;([.A54]+1)-3))*[.I54]" office:value-type="float" office:value="0.000104570442151026">
            <text:p>0,0001045704</text:p>
          </table:table-cell>
          <table:table-cell table:formula="of:=SUM([.$B$4:.B55])" office:value-type="float" office:value="0.991496951136432">
            <text:p>0,9914969511</text:p>
          </table:table-cell>
          <table:table-cell table:number-columns-repeated="5"/>
          <table:table-cell table:formula="of:=[.I54]+[.A54]" office:value-type="float" office:value="1485">
            <text:p>148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0.008*POWER(0.8;([.A55]+1)-3))*[.I55]" office:value-type="float" office:value="0.0000868131972574559">
            <text:p>8,68131972574559E-005</text:p>
          </table:table-cell>
          <table:table-cell table:formula="of:=SUM([.$B$4:.B56])" office:value-type="float" office:value="0.991583764333689">
            <text:p>0,9915837643</text:p>
          </table:table-cell>
          <table:table-cell table:number-columns-repeated="5"/>
          <table:table-cell table:formula="of:=[.I55]+[.A55]" office:value-type="float" office:value="1540">
            <text:p>154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0.008*POWER(0.8;([.A56]+1)-3))*[.I56]" office:value-type="float" office:value="0.0000720228006876671">
            <text:p>7,20228006876671E-005</text:p>
          </table:table-cell>
          <table:table-cell table:formula="of:=SUM([.$B$4:.B57])" office:value-type="float" office:value="0.991655787134377">
            <text:p>0,9916557871</text:p>
          </table:table-cell>
          <table:table-cell table:number-columns-repeated="5"/>
          <table:table-cell table:formula="of:=[.I56]+[.A56]" office:value-type="float" office:value="1596">
            <text:p>159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0.008*POWER(0.8;([.A57]+1)-3))*[.I57]" office:value-type="float" office:value="0.0000597134492974113">
            <text:p>5,97134492974113E-005</text:p>
          </table:table-cell>
          <table:table-cell table:formula="of:=SUM([.$B$4:.B58])" office:value-type="float" office:value="0.991715500583674">
            <text:p>0,9917155006</text:p>
          </table:table-cell>
          <table:table-cell table:number-columns-repeated="5"/>
          <table:table-cell table:formula="of:=[.I57]+[.A57]" office:value-type="float" office:value="1653">
            <text:p>165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0.008*POWER(0.8;([.A58]+1)-3))*[.I58]" office:value-type="float" office:value="0.0000494768579892836">
            <text:p>4,94768579892836E-005</text:p>
          </table:table-cell>
          <table:table-cell table:formula="of:=SUM([.$B$4:.B59])" office:value-type="float" office:value="0.991764977441663">
            <text:p>0,9917649774</text:p>
          </table:table-cell>
          <table:table-cell table:number-columns-repeated="5"/>
          <table:table-cell table:formula="of:=[.I58]+[.A58]" office:value-type="float" office:value="1711">
            <text:p>17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0.008*POWER(0.8;([.A59]+1)-3))*[.I59]" office:value-type="float" office:value="0.0000409703104753366">
            <text:p>4,09703104753366E-005</text:p>
          </table:table-cell>
          <table:table-cell table:formula="of:=SUM([.$B$4:.B60])" office:value-type="float" office:value="0.991805947752139">
            <text:p>0,9918059478</text:p>
          </table:table-cell>
          <table:table-cell table:number-columns-repeated="5"/>
          <table:table-cell table:formula="of:=[.I59]+[.A59]" office:value-type="float" office:value="1770">
            <text:p>177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0.008*POWER(0.8;([.A60]+1)-3))*[.I60]" office:value-type="float" office:value="0.0000339064638416579">
            <text:p>3,39064638416579E-005</text:p>
          </table:table-cell>
          <table:table-cell table:formula="of:=SUM([.$B$4:.B61])" office:value-type="float" office:value="0.99183985421598">
            <text:p>0,9918398542</text:p>
          </table:table-cell>
          <table:table-cell table:formula="of:=(0.008*POWER(0.8;([.A61]+1)-3))*[.I61]" office:value-type="float" office:value="0.0000280446683978459">
            <text:p>2,80446683978459E-005</text:p>
          </table:table-cell>
          <table:table-cell table:formula="of:=SUM([.$D$3:.D61])" office:value-type="float" office:value="0.0000280446683978459">
            <text:p>2,80446683978459E-005</text:p>
          </table:table-cell>
          <table:table-cell table:number-columns-repeated="3"/>
          <table:table-cell table:formula="of:=[.I60]+[.A60]" office:value-type="float" office:value="1830">
            <text:p>183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0.008*POWER(0.8;([.A61]+1)-3))*[.I61]" office:value-type="float" office:value="0.0000280446683978459">
            <text:p>2,80446683978459E-005</text:p>
          </table:table-cell>
          <table:table-cell/>
          <table:table-cell table:formula="of:=(0.008*POWER(0.8;([.A62]+1)-3))*[.I62]" office:value-type="float" office:value="0.0000231835925422192">
            <text:p>2,31835925422192E-005</text:p>
          </table:table-cell>
          <table:table-cell table:formula="of:=SUM([.$D$3:.D62])" office:value-type="float" office:value="0.0000512282609400651">
            <text:p>5,12282609400651E-005</text:p>
          </table:table-cell>
          <table:table-cell table:number-columns-repeated="3"/>
          <table:table-cell table:formula="of:=[.I61]+[.A61]" office:value-type="float" office:value="1891">
            <text:p>189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0.008*POWER(0.8;([.A62]+1)-3))*[.I62]" office:value-type="float" office:value="0.0000231835925422192">
            <text:p>2,31835925422192E-005</text:p>
          </table:table-cell>
          <table:table-cell/>
          <table:table-cell table:formula="of:=(0.008*POWER(0.8;([.A63]+1)-3))*[.I63]" office:value-type="float" office:value="0.000019154968264391">
            <text:p>0,000019155</text:p>
          </table:table-cell>
          <table:table-cell table:formula="of:=SUM([.$D$3:.D63])" office:value-type="float" office:value="0.0000703832292044561">
            <text:p>7,03832292044561E-005</text:p>
          </table:table-cell>
          <table:table-cell table:number-columns-repeated="3"/>
          <table:table-cell table:formula="of:=[.I62]+[.A62]" office:value-type="float" office:value="1953">
            <text:p>195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0.008*POWER(0.8;([.A63]+1)-3))*[.I63]" office:value-type="float" office:value="0.000019154968264391">
            <text:p>0,000019155</text:p>
          </table:table-cell>
          <table:table-cell/>
          <table:table-cell table:formula="of:=(0.008*POWER(0.8;([.A64]+1)-3))*[.I64]" office:value-type="float" office:value="0.0000158182963731745">
            <text:p>1,58182963731745E-005</text:p>
          </table:table-cell>
          <table:table-cell table:formula="of:=SUM([.$D$3:.D64])" office:value-type="float" office:value="0.0000862015255776306">
            <text:p>8,62015255776306E-005</text:p>
          </table:table-cell>
          <table:table-cell table:number-columns-repeated="3"/>
          <table:table-cell table:formula="of:=[.I63]+[.A63]" office:value-type="float" office:value="2016">
            <text:p>201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0.008*POWER(0.8;([.A64]+1)-3))*[.I64]" office:value-type="float" office:value="0.0000158182963731745">
            <text:p>1,58182963731745E-005</text:p>
          </table:table-cell>
          <table:table-cell/>
          <table:table-cell table:formula="of:=(0.008*POWER(0.8;([.A65]+1)-3))*[.I65]" office:value-type="float" office:value="0.0000130563716096043">
            <text:p>1,30563716096043E-005</text:p>
          </table:table-cell>
          <table:table-cell table:formula="of:=SUM([.$D$3:.D65])" office:value-type="float" office:value="0.0000992578971872349">
            <text:p>9,92578971872349E-005</text:p>
          </table:table-cell>
          <table:table-cell table:number-columns-repeated="3"/>
          <table:table-cell table:formula="of:=[.I64]+[.A64]" office:value-type="float" office:value="2080">
            <text:p>208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0.008*POWER(0.8;([.A65]+1)-3))*[.I65]" office:value-type="float" office:value="0.0000130563716096043">
            <text:p>1,30563716096043E-005</text:p>
          </table:table-cell>
          <table:table-cell/>
          <table:table-cell table:formula="of:=(0.008*POWER(0.8;([.A66]+1)-3))*[.I66]" office:value-type="float" office:value="0.0000107715065779236">
            <text:p>1,07715065779236E-005</text:p>
          </table:table-cell>
          <table:table-cell table:formula="of:=SUM([.$D$3:.D66])" office:value-type="float" office:value="0.000110029403765159">
            <text:p>0,0001100294</text:p>
          </table:table-cell>
          <table:table-cell table:number-columns-repeated="3"/>
          <table:table-cell table:formula="of:=[.I65]+[.A65]" office:value-type="float" office:value="2145">
            <text:p>214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0.008*POWER(0.8;([.A66]+1)-3))*[.I66]" office:value-type="float" office:value="0.0000107715065779236">
            <text:p>1,07715065779236E-005</text:p>
          </table:table-cell>
          <table:table-cell/>
          <table:table-cell table:formula="of:=(0.008*POWER(0.8;([.A67]+1)-3))*[.I67]" office:value-type="float" office:value="0.0000088823500396416">
            <text:p>8,8823500396416E-006</text:p>
          </table:table-cell>
          <table:table-cell table:formula="of:=SUM([.$D$3:.D67])" office:value-type="float" office:value="0.0001189117538048">
            <text:p>0,0001189118</text:p>
          </table:table-cell>
          <table:table-cell table:number-columns-repeated="3"/>
          <table:table-cell table:formula="of:=[.I66]+[.A66]" office:value-type="float" office:value="2211">
            <text:p>22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0.008*POWER(0.8;([.A67]+1)-3))*[.I67]" office:value-type="float" office:value="0.0000088823500396416">
            <text:p>8,8823500396416E-006</text:p>
          </table:table-cell>
          <table:table-cell/>
          <table:table-cell table:formula="of:=(0.008*POWER(0.8;([.A68]+1)-3))*[.I68]" office:value-type="float" office:value="0.00000732120972964399">
            <text:p>7,32120972964399E-006</text:p>
          </table:table-cell>
          <table:table-cell table:formula="of:=SUM([.$D$3:.D68])" office:value-type="float" office:value="0.000126232963534444">
            <text:p>0,000126233</text:p>
          </table:table-cell>
          <table:table-cell table:number-columns-repeated="3"/>
          <table:table-cell table:formula="of:=[.I67]+[.A67]" office:value-type="float" office:value="2278">
            <text:p>227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0.008*POWER(0.8;([.A68]+1)-3))*[.I68]" office:value-type="float" office:value="0.00000732120972964399">
            <text:p>7,32120972964399E-006</text:p>
          </table:table-cell>
          <table:table-cell/>
          <table:table-cell table:formula="of:=(0.008*POWER(0.8;([.A69]+1)-3))*[.I69]" office:value-type="float" office:value="0.00000603180264293057">
            <text:p>6,03180264293057E-006</text:p>
          </table:table-cell>
          <table:table-cell table:formula="of:=SUM([.$D$3:.D69])" office:value-type="float" office:value="0.000132264766177375">
            <text:p>0,0001322648</text:p>
          </table:table-cell>
          <table:table-cell table:number-columns-repeated="3"/>
          <table:table-cell table:formula="of:=[.I68]+[.A68]" office:value-type="float" office:value="2346">
            <text:p>234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0.008*POWER(0.8;([.A69]+1)-3))*[.I69]" office:value-type="float" office:value="0.00000603180264293057">
            <text:p>6,03180264293057E-006</text:p>
          </table:table-cell>
          <table:table-cell/>
          <table:table-cell table:formula="of:=(0.008*POWER(0.8;([.A70]+1)-3))*[.I70]" office:value-type="float" office:value="0.00000496736688241341">
            <text:p>4,96736688241341E-006</text:p>
          </table:table-cell>
          <table:table-cell table:formula="of:=SUM([.$D$3:.D70])" office:value-type="float" office:value="0.000137232133059788">
            <text:p>0,0001372321</text:p>
          </table:table-cell>
          <table:table-cell table:number-columns-repeated="3"/>
          <table:table-cell table:formula="of:=[.I69]+[.A69]" office:value-type="float" office:value="2415">
            <text:p>241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0.008*POWER(0.8;([.A70]+1)-3))*[.I70]" office:value-type="float" office:value="0.00000496736688241341">
            <text:p>4,96736688241341E-006</text:p>
          </table:table-cell>
          <table:table-cell/>
          <table:table-cell table:formula="of:=(0.008*POWER(0.8;([.A71]+1)-3))*[.I71]" office:value-type="float" office:value="0.00000408907882494321">
            <text:p>4,08907882494321E-006</text:p>
          </table:table-cell>
          <table:table-cell table:formula="of:=SUM([.$D$3:.D71])" office:value-type="float" office:value="0.000141321211884731">
            <text:p>0,0001413212</text:p>
          </table:table-cell>
          <table:table-cell table:number-columns-repeated="3"/>
          <table:table-cell table:formula="of:=[.I70]+[.A70]" office:value-type="float" office:value="2485">
            <text:p>248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0.008*POWER(0.8;([.A71]+1)-3))*[.I71]" office:value-type="float" office:value="0.00000408907882494321">
            <text:p>4,08907882494321E-006</text:p>
          </table:table-cell>
          <table:table-cell/>
          <table:table-cell table:formula="of:=(0.008*POWER(0.8;([.A72]+1)-3))*[.I72]" office:value-type="float" office:value="0.00000336472771881042">
            <text:p>3,36472771881042E-006</text:p>
          </table:table-cell>
          <table:table-cell table:formula="of:=SUM([.$D$3:.D72])" office:value-type="float" office:value="0.000144685939603542">
            <text:p>0,0001446859</text:p>
          </table:table-cell>
          <table:table-cell table:number-columns-repeated="3"/>
          <table:table-cell table:formula="of:=[.I71]+[.A71]" office:value-type="float" office:value="2556">
            <text:p>255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0.008*POWER(0.8;([.A72]+1)-3))*[.I72]" office:value-type="float" office:value="0.00000336472771881042">
            <text:p>3,36472771881042E-006</text:p>
          </table:table-cell>
          <table:table-cell/>
          <table:table-cell table:formula="of:=(0.008*POWER(0.8;([.A73]+1)-3))*[.I73]" office:value-type="float" office:value="0.00000276760702504969">
            <text:p>2,76760702504969E-006</text:p>
          </table:table-cell>
          <table:table-cell table:formula="of:=SUM([.$D$3:.D73])" office:value-type="float" office:value="0.000147453546628591">
            <text:p>0,0001474535</text:p>
          </table:table-cell>
          <table:table-cell table:number-columns-repeated="3"/>
          <table:table-cell table:formula="of:=[.I72]+[.A72]" office:value-type="float" office:value="2628">
            <text:p>26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0.008*POWER(0.8;([.A73]+1)-3))*[.I73]" office:value-type="float" office:value="0.00000276760702504969">
            <text:p>2,76760702504969E-006</text:p>
          </table:table-cell>
          <table:table-cell/>
          <table:table-cell table:formula="of:=(0.008*POWER(0.8;([.A74]+1)-3))*[.I74]" office:value-type="float" office:value="0.00000227558799837419">
            <text:p>2,27558799837419E-006</text:p>
          </table:table-cell>
          <table:table-cell table:formula="of:=SUM([.$D$3:.D74])" office:value-type="float" office:value="0.000149729134626966">
            <text:p>0,0001497291</text:p>
          </table:table-cell>
          <table:table-cell table:number-columns-repeated="3"/>
          <table:table-cell table:formula="of:=[.I73]+[.A73]" office:value-type="float" office:value="2701">
            <text:p>27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0.008*POWER(0.8;([.A74]+1)-3))*[.I74]" office:value-type="float" office:value="0.00000227558799837419">
            <text:p>2,27558799837419E-006</text:p>
          </table:table-cell>
          <table:table-cell/>
          <table:table-cell table:formula="of:=(0.008*POWER(0.8;([.A75]+1)-3))*[.I75]" office:value-type="float" office:value="0.00000187034630003358">
            <text:p>1,87034630003358E-006</text:p>
          </table:table-cell>
          <table:table-cell table:formula="of:=SUM([.$D$3:.D75])" office:value-type="float" office:value="0.000151599480926999">
            <text:p>0,0001515995</text:p>
          </table:table-cell>
          <table:table-cell table:number-columns-repeated="3"/>
          <table:table-cell table:formula="of:=[.I74]+[.A74]" office:value-type="float" office:value="2775">
            <text:p>277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0.008*POWER(0.8;([.A75]+1)-3))*[.I75]" office:value-type="float" office:value="0.00000187034630003358">
            <text:p>1,87034630003358E-006</text:p>
          </table:table-cell>
          <table:table-cell/>
          <table:table-cell table:formula="of:=(0.008*POWER(0.8;([.A76]+1)-3))*[.I76]" office:value-type="float" office:value="0.00000153671696002759">
            <text:p>1,53671696002759E-006</text:p>
          </table:table-cell>
          <table:table-cell table:formula="of:=SUM([.$D$3:.D76])" office:value-type="float" office:value="0.000153136197887027">
            <text:p>0,0001531362</text:p>
          </table:table-cell>
          <table:table-cell table:number-columns-repeated="3"/>
          <table:table-cell table:formula="of:=[.I75]+[.A75]" office:value-type="float" office:value="2850">
            <text:p>285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  <table:table-cell table:formula="of:=(0.008*POWER(0.8;([.A77]+1)-3))*[.I77]" office:value-type="float" office:value="0.00000126215686316933">
            <text:p>1,26215686316933E-006</text:p>
          </table:table-cell>
          <table:table-cell table:formula="of:=SUM([.$D$3:.D77])" office:value-type="float" office:value="0.000154398354750196">
            <text:p>0,0001543984</text:p>
          </table:table-cell>
          <table:table-cell table:number-columns-repeated="3"/>
          <table:table-cell table:formula="of:=[.I76]+[.A76]" office:value-type="float" office:value="2926">
            <text:p>292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  <table:table-cell table:formula="of:=(0.008*POWER(0.8;([.A78]+1)-3))*[.I78]" office:value-type="float" office:value="0.00000103629721397061">
            <text:p>1,03629721397061E-006</text:p>
          </table:table-cell>
          <table:table-cell table:formula="of:=SUM([.$D$3:.D78])" office:value-type="float" office:value="0.000155434651964167">
            <text:p>0,0001554347</text:p>
          </table:table-cell>
          <table:table-cell table:number-columns-repeated="3"/>
          <table:table-cell table:formula="of:=[.I77]+[.A77]" office:value-type="float" office:value="3003">
            <text:p>300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table:formula="of:=(0.008*POWER(0.8;([.A79]+1)-3))*[.I79]" office:value-type="float" office:value="0.000000850571219778473">
            <text:p>8,50571219778473E-007</text:p>
          </table:table-cell>
          <table:table-cell table:formula="of:=SUM([.$D$3:.D79])" office:value-type="float" office:value="0.000156285223183945">
            <text:p>0,0001562852</text:p>
          </table:table-cell>
          <table:table-cell table:number-columns-repeated="3"/>
          <table:table-cell table:formula="of:=[.I78]+[.A78]" office:value-type="float" office:value="3081">
            <text:p>30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  <table:table-cell table:formula="of:=(0.008*POWER(0.8;([.A80]+1)-3))*[.I80]" office:value-type="float" office:value="0.000000697904590587465">
            <text:p>6,97904590587465E-007</text:p>
          </table:table-cell>
          <table:table-cell table:formula="of:=SUM([.$D$3:.D80])" office:value-type="float" office:value="0.000156983127774533">
            <text:p>0,0001569831</text:p>
          </table:table-cell>
          <table:table-cell table:number-columns-repeated="3"/>
          <table:table-cell table:formula="of:=[.I79]+[.A79]" office:value-type="float" office:value="3160">
            <text:p>316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/>
          <table:table-cell table:formula="of:=(0.008*POWER(0.8;([.A81]+1)-3))*[.I81]" office:value-type="float" office:value="0.000000572458448988199">
            <text:p>5,72458448988199E-007</text:p>
          </table:table-cell>
          <table:table-cell table:formula="of:=SUM([.$D$3:.D81])" office:value-type="float" office:value="0.000157555586223521">
            <text:p>0,0001575556</text:p>
          </table:table-cell>
          <table:table-cell table:number-columns-repeated="3"/>
          <table:table-cell table:formula="of:=[.I80]+[.A80]" office:value-type="float" office:value="3240">
            <text:p>32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table:formula="of:=(0.008*POWER(0.8;([.A82]+1)-3))*[.I82]" office:value-type="float" office:value="0.000000469415928170323">
            <text:p>4,69415928170323E-007</text:p>
          </table:table-cell>
          <table:table-cell table:formula="of:=SUM([.$D$3:.D82])" office:value-type="float" office:value="0.000158025002151691">
            <text:p>0,000158025</text:p>
          </table:table-cell>
          <table:table-cell table:number-columns-repeated="3"/>
          <table:table-cell table:formula="of:=[.I81]+[.A81]" office:value-type="float" office:value="3321">
            <text:p>332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formula="of:=(0.008*POWER(0.8;([.A83]+1)-3))*[.I83]" office:value-type="float" office:value="0.000000384805155932216">
            <text:p>3,84805155932216E-007</text:p>
          </table:table-cell>
          <table:table-cell table:formula="of:=SUM([.$D$3:.D83])" office:value-type="float" office:value="0.000158409807307623">
            <text:p>0,0001584098</text:p>
          </table:table-cell>
          <table:table-cell table:number-columns-repeated="3"/>
          <table:table-cell table:formula="of:=[.I82]+[.A82]" office:value-type="float" office:value="3403">
            <text:p>340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formula="of:=(0.008*POWER(0.8;([.A84]+1)-3))*[.I84]" office:value-type="float" office:value="0.000000315352518032255">
            <text:p>3,15352518032255E-007</text:p>
          </table:table-cell>
          <table:table-cell table:formula="of:=SUM([.$D$3:.D84])" office:value-type="float" office:value="0.000158725159825656">
            <text:p>0,0001587252</text:p>
          </table:table-cell>
          <table:table-cell table:number-columns-repeated="3"/>
          <table:table-cell table:formula="of:=[.I83]+[.A83]" office:value-type="float" office:value="3486">
            <text:p>348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formula="of:=(0.008*POWER(0.8;([.A85]+1)-3))*[.I85]" office:value-type="float" office:value="0.000000258361099110763">
            <text:p>2,58361099110763E-007</text:p>
          </table:table-cell>
          <table:table-cell table:formula="of:=SUM([.$D$3:.D85])" office:value-type="float" office:value="0.000158983520924766">
            <text:p>0,0001589835</text:p>
          </table:table-cell>
          <table:table-cell table:number-columns-repeated="3"/>
          <table:table-cell table:formula="of:=[.I84]+[.A84]" office:value-type="float" office:value="3570">
            <text:p>357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formula="of:=(0.008*POWER(0.8;([.A86]+1)-3))*[.I86]" office:value-type="float" office:value="0.000000211610043081196">
            <text:p>2,11610043081196E-007</text:p>
          </table:table-cell>
          <table:table-cell table:formula="of:=SUM([.$D$3:.D86])" office:value-type="float" office:value="0.000159195130967848">
            <text:p>0,0001591951</text:p>
          </table:table-cell>
          <table:table-cell table:number-columns-repeated="3"/>
          <table:table-cell table:formula="of:=[.I85]+[.A85]" office:value-type="float" office:value="3655">
            <text:p>365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formula="of:=(0.008*POWER(0.8;([.A87]+1)-3))*[.I87]" office:value-type="float" office:value="0.000000173271282334721">
            <text:p>1,73271282334721E-007</text:p>
          </table:table-cell>
          <table:table-cell table:formula="of:=SUM([.$D$3:.D87])" office:value-type="float" office:value="0.000159368402250182">
            <text:p>0,0001593684</text:p>
          </table:table-cell>
          <table:table-cell table:number-columns-repeated="3"/>
          <table:table-cell table:formula="of:=[.I86]+[.A86]" office:value-type="float" office:value="3741">
            <text:p>374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formula="of:=(0.008*POWER(0.8;([.A88]+1)-3))*[.I88]" office:value-type="float" office:value="0.000000141840677632144">
            <text:p>1,41840677632144E-007</text:p>
          </table:table-cell>
          <table:table-cell table:formula="of:=SUM([.$D$3:.D88])" office:value-type="float" office:value="0.000159510242927814">
            <text:p>0,0001595102</text:p>
          </table:table-cell>
          <table:table-cell table:number-columns-repeated="3"/>
          <table:table-cell table:formula="of:=[.I87]+[.A87]" office:value-type="float" office:value="3828">
            <text:p>38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/>
          <table:table-cell table:formula="of:=(0.008*POWER(0.8;([.A89]+1)-3))*[.I89]" office:value-type="float" office:value="0.000000116081106292053">
            <text:p>1,16081106292053E-007</text:p>
          </table:table-cell>
          <table:table-cell table:formula="of:=SUM([.$D$3:.D89])" office:value-type="float" office:value="0.000159626324034106">
            <text:p>0,0001596263</text:p>
          </table:table-cell>
          <table:table-cell table:number-columns-repeated="3"/>
          <table:table-cell table:formula="of:=[.I88]+[.A88]" office:value-type="float" office:value="3916">
            <text:p>391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  <table:table-cell table:formula="of:=(0.008*POWER(0.8;([.A90]+1)-3))*[.I90]" office:value-type="float" office:value="0.0000000949754506025889">
            <text:p>0,000000095</text:p>
          </table:table-cell>
          <table:table-cell table:formula="of:=SUM([.$D$3:.D90])" office:value-type="float" office:value="0.000159721299484709">
            <text:p>0,0001597213</text:p>
          </table:table-cell>
          <table:table-cell table:number-columns-repeated="3"/>
          <table:table-cell table:formula="of:=[.I89]+[.A89]" office:value-type="float" office:value="4005">
            <text:p>400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formula="of:=(0.008*POWER(0.8;([.A91]+1)-3))*[.I91]" office:value-type="float" office:value="0.0000000776877843131289">
            <text:p>7,76877843131289E-008</text:p>
          </table:table-cell>
          <table:table-cell table:formula="of:=SUM([.$D$3:.D91])" office:value-type="float" office:value="0.000159798987269022">
            <text:p>0,000159799</text:p>
          </table:table-cell>
          <table:table-cell table:number-columns-repeated="3"/>
          <table:table-cell table:formula="of:=[.I90]+[.A90]" office:value-type="float" office:value="4095">
            <text:p>40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formula="of:=(0.008*POWER(0.8;([.A92]+1)-3))*[.I92]" office:value-type="float" office:value="0.0000000635313436160699">
            <text:p>6,35313436160699E-008</text:p>
          </table:table-cell>
          <table:table-cell table:formula="of:=SUM([.$D$3:.D92])" office:value-type="float" office:value="0.000159862518612638">
            <text:p>0,0001598625</text:p>
          </table:table-cell>
          <table:table-cell table:number-columns-repeated="3"/>
          <table:table-cell table:formula="of:=[.I91]+[.A91]" office:value-type="float" office:value="4186">
            <text:p>418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/>
          <table:table-cell table:formula="of:=(0.008*POWER(0.8;([.A93]+1)-3))*[.I93]" office:value-type="float" office:value="0.0000000519421095058857">
            <text:p>5,19421095058857E-008</text:p>
          </table:table-cell>
          <table:table-cell table:formula="of:=SUM([.$D$3:.D93])" office:value-type="float" office:value="0.000159914460722144">
            <text:p>0,0001599145</text:p>
          </table:table-cell>
          <table:table-cell table:number-columns-repeated="3"/>
          <table:table-cell table:formula="of:=[.I92]+[.A92]" office:value-type="float" office:value="4278">
            <text:p>427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/>
          <table:table-cell table:formula="of:=(0.008*POWER(0.8;([.A94]+1)-3))*[.I94]" office:value-type="float" office:value="0.0000000424570286395935">
            <text:p>4,24570286395935E-008</text:p>
          </table:table-cell>
          <table:table-cell table:formula="of:=SUM([.$D$3:.D94])" office:value-type="float" office:value="0.000159956917750784">
            <text:p>0,0001599569</text:p>
          </table:table-cell>
          <table:table-cell table:number-columns-repeated="3"/>
          <table:table-cell table:formula="of:=[.I93]+[.A93]" office:value-type="float" office:value="4371">
            <text:p>43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formula="of:=(0.008*POWER(0.8;([.A95]+1)-3))*[.I95]" office:value-type="float" office:value="0.0000000346960664151517">
            <text:p>3,46960664151517E-008</text:p>
          </table:table-cell>
          <table:table-cell table:formula="of:=SUM([.$D$3:.D95])" office:value-type="float" office:value="0.000159991613817199">
            <text:p>0,0001599916</text:p>
          </table:table-cell>
          <table:table-cell table:number-columns-repeated="3"/>
          <table:table-cell table:formula="of:=[.I94]+[.A94]" office:value-type="float" office:value="4465">
            <text:p>44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formula="of:=(0.008*POWER(0.8;([.A96]+1)-3))*[.I96]" office:value-type="float" office:value="0.000000028347424475358">
            <text:p>2,8347424475358E-008</text:p>
          </table:table-cell>
          <table:table-cell table:formula="of:=SUM([.$D$3:.D96])" office:value-type="float" office:value="0.000160019961241674">
            <text:p>0,00016002</text:p>
          </table:table-cell>
          <table:table-cell table:number-columns-repeated="3"/>
          <table:table-cell table:formula="of:=[.I95]+[.A95]" office:value-type="float" office:value="4560">
            <text:p>45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formula="of:=(0.008*POWER(0.8;([.A97]+1)-3))*[.I97]" office:value-type="float" office:value="0.0000000231553698872398">
            <text:p>2,31553698872398E-008</text:p>
          </table:table-cell>
          <table:table-cell table:formula="of:=SUM([.$D$3:.D97])" office:value-type="float" office:value="0.000160043116611561">
            <text:p>0,0001600431</text:p>
          </table:table-cell>
          <table:table-cell table:number-columns-repeated="3"/>
          <table:table-cell table:formula="of:=[.I96]+[.A96]" office:value-type="float" office:value="4656">
            <text:p>46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formula="of:=(0.008*POWER(0.8;([.A98]+1)-3))*[.I98]" office:value-type="float" office:value="0.0000000189102187412458">
            <text:p>1,89102187412458E-008</text:p>
          </table:table-cell>
          <table:table-cell table:formula="of:=SUM([.$D$3:.D98])" office:value-type="float" office:value="0.000160062026830303">
            <text:p>0,000160062</text:p>
          </table:table-cell>
          <table:table-cell table:number-columns-repeated="3"/>
          <table:table-cell table:formula="of:=[.I97]+[.A97]" office:value-type="float" office:value="4753">
            <text:p>475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formula="of:=(0.008*POWER(0.8;([.A99]+1)-3))*[.I99]" office:value-type="float" office:value="0.0000000154400961268729">
            <text:p>1,54400961268729E-008</text:p>
          </table:table-cell>
          <table:table-cell table:formula="of:=SUM([.$D$3:.D99])" office:value-type="float" office:value="0.00016007746692643">
            <text:p>0,0001600775</text:p>
          </table:table-cell>
          <table:table-cell table:number-columns-repeated="3"/>
          <table:table-cell table:formula="of:=[.I98]+[.A98]" office:value-type="float" office:value="4851">
            <text:p>485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formula="of:=(0.008*POWER(0.8;([.A100]+1)-3))*[.I100]" office:value-type="float" office:value="0.0000000126041601035697">
            <text:p>1,26041601035697E-008</text:p>
          </table:table-cell>
          <table:table-cell table:formula="of:=SUM([.$D$3:.D100])" office:value-type="float" office:value="0.000160090071086533">
            <text:p>0,0001600901</text:p>
          </table:table-cell>
          <table:table-cell table:number-columns-repeated="3"/>
          <table:table-cell table:formula="of:=[.I99]+[.A99]" office:value-type="float" office:value="4950">
            <text:p>495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formula="of:=(0.008*POWER(0.8;([.A101]+1)-3))*[.I101]" office:value-type="float" office:value="0.0000000102870316804892">
            <text:p>1,02870316804892E-008</text:p>
          </table:table-cell>
          <table:table-cell table:formula="of:=SUM([.$D$3:.D101])" office:value-type="float" office:value="0.000160100358118214">
            <text:p>0,0001601004</text:p>
          </table:table-cell>
          <table:table-cell table:number-columns-repeated="3"/>
          <table:table-cell table:formula="of:=[.I100]+[.A100]" office:value-type="float" office:value="5050">
            <text:p>505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formula="of:=(0.008*POWER(0.8;([.A102]+1)-3))*[.I102]" office:value-type="float" office:value="0.0000000083942178512792">
            <text:p>8,3942178512792E-009</text:p>
          </table:table-cell>
          <table:table-cell table:formula="of:=SUM([.$D$3:.D102])" office:value-type="float" office:value="0.000160108752336065">
            <text:p>0,0001601088</text:p>
          </table:table-cell>
          <table:table-cell table:number-columns-repeated="3"/>
          <table:table-cell table:formula="of:=[.I101]+[.A101]" office:value-type="float" office:value="5151">
            <text:p>515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formula="of:=(0.008*POWER(0.8;([.A103]+1)-3))*[.I103]" office:value-type="float" office:value="0.00000000684835198955847">
            <text:p>6,84835198955847E-009</text:p>
          </table:table-cell>
          <table:table-cell table:formula="of:=SUM([.$D$3:.D103])" office:value-type="float" office:value="0.000160115600688054">
            <text:p>0,0001601156</text:p>
          </table:table-cell>
          <table:table-cell table:number-columns-repeated="3"/>
          <table:table-cell table:formula="of:=[.I102]+[.A102]" office:value-type="float" office:value="5253">
            <text:p>525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formula="of:=(0.008*POWER(0.8;([.A104]+1)-3))*[.I104]" office:value-type="float" office:value="0.00000000558610672089476">
            <text:p>5,58610672089476E-009</text:p>
          </table:table-cell>
          <table:table-cell table:formula="of:=SUM([.$D$3:.D104])" office:value-type="float" office:value="0.000160121186794775">
            <text:p>0,0001601212</text:p>
          </table:table-cell>
          <table:table-cell table:number-columns-repeated="3"/>
          <table:table-cell table:formula="of:=[.I103]+[.A103]" office:value-type="float" office:value="5356">
            <text:p>535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formula="of:=(0.008*POWER(0.8;([.A105]+1)-3))*[.I105]" office:value-type="float" office:value="0.00000000455565985005009">
            <text:p>4,55565985005009E-009</text:p>
          </table:table-cell>
          <table:table-cell table:formula="of:=SUM([.$D$3:.D105])" office:value-type="float" office:value="0.000160125742454625">
            <text:p>0,0001601257</text:p>
          </table:table-cell>
          <table:table-cell table:number-columns-repeated="3"/>
          <table:table-cell table:formula="of:=[.I104]+[.A104]" office:value-type="float" office:value="5460">
            <text:p>546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(0.008*POWER(0.8;([.A106]+1)-3))*[.I106]" office:value-type="float" office:value="0.00000000371461495465623">
            <text:p>3,71461495465623E-009</text:p>
          </table:table-cell>
          <table:table-cell table:formula="of:=SUM([.$D$3:.D106])" office:value-type="float" office:value="0.00016012945706958">
            <text:p>0,0001601295</text:p>
          </table:table-cell>
          <table:table-cell table:number-columns-repeated="3"/>
          <table:table-cell table:formula="of:=[.I105]+[.A105]" office:value-type="float" office:value="5565">
            <text:p>556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formula="of:=(0.008*POWER(0.8;([.A107]+1)-3))*[.I107]" office:value-type="float" office:value="0.00000000302829562017689">
            <text:p>0,000000003</text:p>
          </table:table-cell>
          <table:table-cell table:formula="of:=SUM([.$D$3:.D107])" office:value-type="float" office:value="0.0001601324853652">
            <text:p>0,0001601325</text:p>
          </table:table-cell>
          <table:table-cell table:number-columns-repeated="3"/>
          <table:table-cell table:formula="of:=[.I106]+[.A106]" office:value-type="float" office:value="5671">
            <text:p>567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formula="of:=(0.008*POWER(0.8;([.A108]+1)-3))*[.I108]" office:value-type="float" office:value="0.00000000246834661871022">
            <text:p>2,46834661871022E-009</text:p>
          </table:table-cell>
          <table:table-cell table:formula="of:=SUM([.$D$3:.D108])" office:value-type="float" office:value="0.000160134953711819">
            <text:p>0,000160135</text:p>
          </table:table-cell>
          <table:table-cell table:number-columns-repeated="3"/>
          <table:table-cell table:formula="of:=[.I107]+[.A107]" office:value-type="float" office:value="5778">
            <text:p>577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formula="of:=(0.008*POWER(0.8;([.A109]+1)-3))*[.I109]" office:value-type="float" office:value="0.00000000201158715094889">
            <text:p>0,000000002</text:p>
          </table:table-cell>
          <table:table-cell table:formula="of:=SUM([.$D$3:.D109])" office:value-type="float" office:value="0.00016013696529897">
            <text:p>0,000160137</text:p>
          </table:table-cell>
          <table:table-cell table:number-columns-repeated="3"/>
          <table:table-cell table:formula="of:=[.I108]+[.A108]" office:value-type="float" office:value="5886">
            <text:p>58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formula="of:=(0.008*POWER(0.8;([.A110]+1)-3))*[.I110]" office:value-type="float" office:value="0.00000000163907101188428">
            <text:p>1,63907101188428E-009</text:p>
          </table:table-cell>
          <table:table-cell table:formula="of:=SUM([.$D$3:.D110])" office:value-type="float" office:value="0.000160138604369982">
            <text:p>0,0001601386</text:p>
          </table:table-cell>
          <table:table-cell table:number-columns-repeated="3"/>
          <table:table-cell table:formula="of:=[.I109]+[.A109]" office:value-type="float" office:value="5995">
            <text:p>599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formula="of:=(0.008*POWER(0.8;([.A111]+1)-3))*[.I111]" office:value-type="float" office:value="0.00000000133531656748004">
            <text:p>1,33531656748004E-009</text:p>
          </table:table-cell>
          <table:table-cell table:formula="of:=SUM([.$D$3:.D111])" office:value-type="float" office:value="0.000160139939686549">
            <text:p>0,0001601399</text:p>
          </table:table-cell>
          <table:table-cell table:number-columns-repeated="3"/>
          <table:table-cell table:formula="of:=[.I110]+[.A110]" office:value-type="float" office:value="6105">
            <text:p>610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formula="of:=(0.008*POWER(0.8;([.A112]+1)-3))*[.I112]" office:value-type="float" office:value="0.0000000010876760404201">
            <text:p>1,0876760404201E-009</text:p>
          </table:table-cell>
          <table:table-cell table:formula="of:=SUM([.$D$3:.D112])" office:value-type="float" office:value="0.00016014102736259">
            <text:p>0,000160141</text:p>
          </table:table-cell>
          <table:table-cell table:number-columns-repeated="3"/>
          <table:table-cell table:formula="of:=[.I111]+[.A111]" office:value-type="float" office:value="6216">
            <text:p>621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formula="of:=(0.008*POWER(0.8;([.A113]+1)-3))*[.I113]" office:value-type="float" office:value="0.000000000885819045531327">
            <text:p>8,85819045531327E-010</text:p>
          </table:table-cell>
          <table:table-cell table:formula="of:=SUM([.$D$3:.D113])" office:value-type="float" office:value="0.000160141913181635">
            <text:p>0,0001601419</text:p>
          </table:table-cell>
          <table:table-cell table:number-columns-repeated="3"/>
          <table:table-cell table:formula="of:=[.I112]+[.A112]" office:value-type="float" office:value="6328">
            <text:p>63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formula="of:=(0.008*POWER(0.8;([.A114]+1)-3))*[.I114]" office:value-type="float" office:value="0.000000000721309794218366">
            <text:p>7,21309794218366E-010</text:p>
          </table:table-cell>
          <table:table-cell table:formula="of:=SUM([.$D$3:.D114])" office:value-type="float" office:value="0.000160142634491429">
            <text:p>0,0001601426</text:p>
          </table:table-cell>
          <table:table-cell table:number-columns-repeated="3"/>
          <table:table-cell table:formula="of:=[.I113]+[.A113]" office:value-type="float" office:value="6441">
            <text:p>644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formula="of:=(0.008*POWER(0.8;([.A115]+1)-3))*[.I115]" office:value-type="float" office:value="0.000000000587261071399024">
            <text:p>5,87261071399024E-010</text:p>
          </table:table-cell>
          <table:table-cell table:formula="of:=SUM([.$D$3:.D115])" office:value-type="float" office:value="0.000160143221752501">
            <text:p>0,0001601432</text:p>
          </table:table-cell>
          <table:table-cell table:number-columns-repeated="3"/>
          <table:table-cell table:formula="of:=[.I114]+[.A114]" office:value-type="float" office:value="6555">
            <text:p>655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formula="of:=(0.008*POWER(0.8;([.A116]+1)-3))*[.I116]" office:value-type="float" office:value="0.000000000478051117770434">
            <text:p>4,78051117770434E-010</text:p>
          </table:table-cell>
          <table:table-cell table:formula="of:=SUM([.$D$3:.D116])" office:value-type="float" office:value="0.000160143699803619">
            <text:p>0,0001601437</text:p>
          </table:table-cell>
          <table:table-cell table:number-columns-repeated="3"/>
          <table:table-cell table:formula="of:=[.I115]+[.A115]" office:value-type="float" office:value="6670">
            <text:p>667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formula="of:=(0.008*POWER(0.8;([.A117]+1)-3))*[.I117]" office:value-type="float" office:value="0.000000000389092040202718">
            <text:p>3,89092040202718E-010</text:p>
          </table:table-cell>
          <table:table-cell table:formula="of:=SUM([.$D$3:.D117])" office:value-type="float" office:value="0.000160144088895659">
            <text:p>0,0001601441</text:p>
          </table:table-cell>
          <table:table-cell table:number-columns-repeated="3"/>
          <table:table-cell table:formula="of:=[.I116]+[.A116]" office:value-type="float" office:value="6786">
            <text:p>678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formula="of:=(0.008*POWER(0.8;([.A118]+1)-3))*[.I118]" office:value-type="float" office:value="0.000000000316640418923591">
            <text:p>3,16640418923591E-010</text:p>
          </table:table-cell>
          <table:table-cell table:formula="of:=SUM([.$D$3:.D118])" office:value-type="float" office:value="0.000160144405536078">
            <text:p>0,0001601444</text:p>
          </table:table-cell>
          <table:table-cell table:number-columns-repeated="3"/>
          <table:table-cell table:formula="of:=[.I117]+[.A117]" office:value-type="float" office:value="6903">
            <text:p>690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formula="of:=(0.008*POWER(0.8;([.A119]+1)-3))*[.I119]" office:value-type="float" office:value="0.000000000257642460525862">
            <text:p>2,57642460525862E-010</text:p>
          </table:table-cell>
          <table:table-cell table:formula="of:=SUM([.$D$3:.D119])" office:value-type="float" office:value="0.000160144663178538">
            <text:p>0,0001601447</text:p>
          </table:table-cell>
          <table:table-cell table:number-columns-repeated="3"/>
          <table:table-cell table:formula="of:=[.I118]+[.A118]" office:value-type="float" office:value="7021">
            <text:p>702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formula="of:=(0.008*POWER(0.8;([.A120]+1)-3))*[.I120]" office:value-type="float" office:value="0.000000000209607425512566">
            <text:p>2,09607425512566E-010</text:p>
          </table:table-cell>
          <table:table-cell table:formula="of:=SUM([.$D$3:.D120])" office:value-type="float" office:value="0.000160144872785964">
            <text:p>0,0001601449</text:p>
          </table:table-cell>
          <table:table-cell table:number-columns-repeated="3"/>
          <table:table-cell table:formula="of:=[.I119]+[.A119]" office:value-type="float" office:value="7140">
            <text:p>714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formula="of:=(0.008*POWER(0.8;([.A121]+1)-3))*[.I121]" office:value-type="float" office:value="0.000000000170504191509381">
            <text:p>1,70504191509381E-010</text:p>
          </table:table-cell>
          <table:table-cell table:formula="of:=SUM([.$D$3:.D121])" office:value-type="float" office:value="0.000160145043290155">
            <text:p>0,000160145</text:p>
          </table:table-cell>
          <table:table-cell table:number-columns-repeated="3"/>
          <table:table-cell table:formula="of:=[.I120]+[.A120]" office:value-type="float" office:value="7260">
            <text:p>726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formula="of:=(0.008*POWER(0.8;([.A122]+1)-3))*[.I122]" office:value-type="float" office:value="0.00000000013867674242763">
            <text:p>1,3867674242763E-010</text:p>
          </table:table-cell>
          <table:table-cell table:formula="of:=SUM([.$D$3:.D122])" office:value-type="float" office:value="0.000160145181966898">
            <text:p>0,0001601452</text:p>
          </table:table-cell>
          <table:table-cell table:number-columns-repeated="3"/>
          <table:table-cell table:formula="of:=[.I121]+[.A121]" office:value-type="float" office:value="7381">
            <text:p>738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formula="of:=(0.008*POWER(0.8;([.A123]+1)-3))*[.I123]" office:value-type="float" office:value="0.000000000112775135990734">
            <text:p>1,12775135990734E-010</text:p>
          </table:table-cell>
          <table:table-cell table:formula="of:=SUM([.$D$3:.D123])" office:value-type="float" office:value="0.000160145294742034">
            <text:p>0,0001601453</text:p>
          </table:table-cell>
          <table:table-cell table:number-columns-repeated="3"/>
          <table:table-cell table:formula="of:=[.I122]+[.A122]" office:value-type="float" office:value="7503">
            <text:p>750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formula="of:=(0.008*POWER(0.8;([.A124]+1)-3))*[.I124]" office:value-type="float" office:value="0.0000000000916991269695149">
            <text:p>9,16991269695149E-011</text:p>
          </table:table-cell>
          <table:table-cell table:formula="of:=SUM([.$D$3:.D124])" office:value-type="float" office:value="0.000160145386441161">
            <text:p>0,0001601454</text:p>
          </table:table-cell>
          <table:table-cell table:number-columns-repeated="3"/>
          <table:table-cell table:formula="of:=[.I123]+[.A123]" office:value-type="float" office:value="7626">
            <text:p>762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formula="of:=(0.008*POWER(0.8;([.A125]+1)-3))*[.I125]" office:value-type="float" office:value="0.0000000000745521357475731">
            <text:p>7,45521357475731E-011</text:p>
          </table:table-cell>
          <table:table-cell table:formula="of:=SUM([.$D$3:.D125])" office:value-type="float" office:value="0.000160145460993296">
            <text:p>0,0001601455</text:p>
          </table:table-cell>
          <table:table-cell table:number-columns-repeated="3"/>
          <table:table-cell table:formula="of:=[.I124]+[.A124]" office:value-type="float" office:value="7750">
            <text:p>775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formula="of:=(0.008*POWER(0.8;([.A126]+1)-3))*[.I126]" office:value-type="float" office:value="0.0000000000606036716399626">
            <text:p>6,06036716399626E-011</text:p>
          </table:table-cell>
          <table:table-cell table:formula="of:=SUM([.$D$3:.D126])" office:value-type="float" office:value="0.000160145521596968">
            <text:p>0,0001601455</text:p>
          </table:table-cell>
          <table:table-cell table:number-columns-repeated="3"/>
          <table:table-cell table:formula="of:=[.I125]+[.A125]" office:value-type="float" office:value="7875">
            <text:p>787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formula="of:=(0.008*POWER(0.8;([.A127]+1)-3))*[.I127]" office:value-type="float" office:value="0.0000000000492586643089616">
            <text:p>4,92586643089616E-011</text:p>
          </table:table-cell>
          <table:table-cell table:formula="of:=SUM([.$D$3:.D127])" office:value-type="float" office:value="0.000160145570855632">
            <text:p>0,0001601456</text:p>
          </table:table-cell>
          <table:table-cell table:number-columns-repeated="3"/>
          <table:table-cell table:formula="of:=[.I126]+[.A126]" office:value-type="float" office:value="8001">
            <text:p>80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  <table:table-cell table:formula="of:=(0.008*POWER(0.8;([.A128]+1)-3))*[.I128]" office:value-type="float" office:value="0.0000000000400324382955371">
            <text:p>4,00324382955371E-011</text:p>
          </table:table-cell>
          <table:table-cell table:formula="of:=SUM([.$D$3:.D128])" office:value-type="float" office:value="0.000160145610888071">
            <text:p>0,0001601456</text:p>
          </table:table-cell>
          <table:table-cell table:number-columns-repeated="3"/>
          <table:table-cell table:formula="of:=[.I127]+[.A127]" office:value-type="float" office:value="8128">
            <text:p>812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/>
          <table:table-cell table:formula="of:=(0.008*POWER(0.8;([.A129]+1)-3))*[.I129]" office:value-type="float" office:value="0.0000000000325302963157435">
            <text:p>3,25302963157435E-011</text:p>
          </table:table-cell>
          <table:table-cell table:formula="of:=SUM([.$D$3:.D129])" office:value-type="float" office:value="0.000160145643418367">
            <text:p>0,0001601456</text:p>
          </table:table-cell>
          <table:table-cell table:number-columns-repeated="3"/>
          <table:table-cell table:formula="of:=[.I128]+[.A128]" office:value-type="float" office:value="8256">
            <text:p>825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/>
          <table:table-cell table:formula="of:=(0.008*POWER(0.8;([.A130]+1)-3))*[.I130]" office:value-type="float" office:value="0.0000000000264308657565416">
            <text:p>2,64308657565416E-011</text:p>
          </table:table-cell>
          <table:table-cell table:formula="of:=SUM([.$D$3:.D130])" office:value-type="float" office:value="0.000160145669849233">
            <text:p>0,0001601457</text:p>
          </table:table-cell>
          <table:table-cell table:number-columns-repeated="3"/>
          <table:table-cell table:formula="of:=[.I129]+[.A129]" office:value-type="float" office:value="8385">
            <text:p>838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/>
          <table:table-cell table:formula="of:=(0.008*POWER(0.8;([.A131]+1)-3))*[.I131]" office:value-type="float" office:value="0.0000000000214725172967873">
            <text:p>2,14725172967873E-011</text:p>
          </table:table-cell>
          <table:table-cell table:formula="of:=SUM([.$D$3:.D131])" office:value-type="float" office:value="0.00016014569132175">
            <text:p>0,0001601457</text:p>
          </table:table-cell>
          <table:table-cell table:number-columns-repeated="3"/>
          <table:table-cell table:formula="of:=[.I130]+[.A130]" office:value-type="float" office:value="8515">
            <text:p>851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[.I131]+[.A131]" office:value-type="float" office:value="8646">
            <text:p>8646</text:p>
          </table:table-cell>
          <table:table-cell/>
          <table:table-cell table:formula="of:=(0.008*POWER(0.8;([.A132]+1)-3))*[.B132]" office:value-type="float" office:value="0.0000000000174422909733903">
            <text:p>1,74422909733903E-011</text:p>
          </table:table-cell>
          <table:table-cell table:formula="of:=SUM([.$D$3:.D132])" office:value-type="float" office:value="0.000160145708764041">
            <text:p>0,0001601457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table:formula="of:=[.B132]+[.A132]" office:value-type="float" office:value="8778">
            <text:p>8778</text:p>
          </table:table-cell>
          <table:table-cell/>
          <table:table-cell table:formula="of:=(0.008*POWER(0.8;([.A133]+1)-3))*[.B133]" office:value-type="float" office:value="0.0000000000141668683936544">
            <text:p>1,41668683936544E-011</text:p>
          </table:table-cell>
          <table:table-cell table:formula="of:=SUM([.$D$3:.D133])" office:value-type="float" office:value="0.000160145722930909">
            <text:p>0,0001601457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table:formula="of:=[.B133]+[.A133]" office:value-type="float" office:value="8911">
            <text:p>8911</text:p>
          </table:table-cell>
          <table:table-cell/>
          <table:table-cell table:formula="of:=(0.008*POWER(0.8;([.A134]+1)-3))*[.B134]" office:value-type="float" office:value="0.0000000000115052143318163">
            <text:p>1,15052143318163E-011</text:p>
          </table:table-cell>
          <table:table-cell table:formula="of:=SUM([.$D$3:.D134])" office:value-type="float" office:value="0.000160145734436124">
            <text:p>0,0001601457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formula="of:=[.B134]+[.A134]" office:value-type="float" office:value="9045">
            <text:p>9045</text:p>
          </table:table-cell>
          <table:table-cell/>
          <table:table-cell table:formula="of:=(0.008*POWER(0.8;([.A135]+1)-3))*[.B135]" office:value-type="float" office:value="0.0000000000093425800589185">
            <text:p>9,3425800589185E-012</text:p>
          </table:table-cell>
          <table:table-cell table:formula="of:=SUM([.$D$3:.D135])" office:value-type="float" office:value="0.000160145743778704">
            <text:p>0,0001601457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table:formula="of:=[.B135]+[.A135]" office:value-type="float" office:value="9180">
            <text:p>9180</text:p>
          </table:table-cell>
          <table:table-cell/>
          <table:table-cell table:formula="of:=(0.008*POWER(0.8;([.A136]+1)-3))*[.B136]" office:value-type="float" office:value="0.00000000000758561724186816">
            <text:p>7,58561724186816E-012</text:p>
          </table:table-cell>
          <table:table-cell table:formula="of:=SUM([.$D$3:.D136])" office:value-type="float" office:value="0.000160145751364321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table:formula="of:=[.B136]+[.A136]" office:value-type="float" office:value="9316">
            <text:p>9316</text:p>
          </table:table-cell>
          <table:table-cell/>
          <table:table-cell table:formula="of:=(0.008*POWER(0.8;([.A137]+1)-3))*[.B137]" office:value-type="float" office:value="0.00000000000615839740525">
            <text:p>6,15839740525E-012</text:p>
          </table:table-cell>
          <table:table-cell table:formula="of:=SUM([.$D$3:.D137])" office:value-type="float" office:value="0.000160145757522718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table:formula="of:=[.B137]+[.A137]" office:value-type="float" office:value="9453">
            <text:p>9453</text:p>
          </table:table-cell>
          <table:table-cell/>
          <table:table-cell table:formula="of:=(0.008*POWER(0.8;([.A138]+1)-3))*[.B138]" office:value-type="float" office:value="0.00000000000499916965837941">
            <text:p>4,99916965837941E-012</text:p>
          </table:table-cell>
          <table:table-cell table:formula="of:=SUM([.$D$3:.D138])" office:value-type="float" office:value="0.000160145762521888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table:formula="of:=[.B138]+[.A138]" office:value-type="float" office:value="9591">
            <text:p>9591</text:p>
          </table:table-cell>
          <table:table-cell/>
          <table:table-cell table:formula="of:=(0.008*POWER(0.8;([.A139]+1)-3))*[.B139]" office:value-type="float" office:value="0.00000000000405772018986709">
            <text:p>4,05772018986709E-012</text:p>
          </table:table-cell>
          <table:table-cell table:formula="of:=SUM([.$D$3:.D139])" office:value-type="float" office:value="0.000160145766579608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formula="of:=[.B139]+[.A139]" office:value-type="float" office:value="9730">
            <text:p>9730</text:p>
          </table:table-cell>
          <table:table-cell/>
          <table:table-cell table:formula="of:=(0.008*POWER(0.8;([.A140]+1)-3))*[.B140]" office:value-type="float" office:value="0.00000000000329322218308053">
            <text:p>3,29322218308053E-012</text:p>
          </table:table-cell>
          <table:table-cell table:formula="of:=SUM([.$D$3:.D140])" office:value-type="float" office:value="0.000160145769872831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table:formula="of:=[.B140]+[.A140]" office:value-type="float" office:value="9870">
            <text:p>9870</text:p>
          </table:table-cell>
          <table:table-cell/>
          <table:table-cell table:formula="of:=(0.008*POWER(0.8;([.A141]+1)-3))*[.B141]" office:value-type="float" office:value="0.00000000000267248533993874">
            <text:p>2,67248533993874E-012</text:p>
          </table:table-cell>
          <table:table-cell table:formula="of:=SUM([.$D$3:.D141])" office:value-type="float" office:value="0.000160145772545316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table:formula="of:=[.B141]+[.A141]" office:value-type="float" office:value="10011">
            <text:p>10011</text:p>
          </table:table-cell>
          <table:table-cell/>
          <table:table-cell table:formula="of:=(0.008*POWER(0.8;([.A142]+1)-3))*[.B142]" office:value-type="float" office:value="0.00000000000216853096155029">
            <text:p>2,16853096155029E-012</text:p>
          </table:table-cell>
          <table:table-cell table:formula="of:=SUM([.$D$3:.D142])" office:value-type="float" office:value="0.000160145774713847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table:formula="of:=[.B142]+[.A142]" office:value-type="float" office:value="10153">
            <text:p>10153</text:p>
          </table:table-cell>
          <table:table-cell/>
          <table:table-cell table:formula="of:=(0.008*POWER(0.8;([.A143]+1)-3))*[.B143]" office:value-type="float" office:value="0.00000000000175943221277555">
            <text:p>1,75943221277555E-012</text:p>
          </table:table-cell>
          <table:table-cell table:formula="of:=SUM([.$D$3:.D143])" office:value-type="float" office:value="0.000160145776473279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table:formula="of:=[.B143]+[.A143]" office:value-type="float" office:value="10296">
            <text:p>10296</text:p>
          </table:table-cell>
          <table:table-cell/>
          <table:table-cell table:formula="of:=(0.008*POWER(0.8;([.A144]+1)-3))*[.B144]" office:value-type="float" office:value="0.00000000000142737035853341">
            <text:p>1,42737035853341E-012</text:p>
          </table:table-cell>
          <table:table-cell table:formula="of:=SUM([.$D$3:.D144])" office:value-type="float" office:value="0.000160145777900649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formula="of:=[.B144]+[.A144]" office:value-type="float" office:value="10440">
            <text:p>10440</text:p>
          </table:table-cell>
          <table:table-cell/>
          <table:table-cell table:formula="of:=(0.008*POWER(0.8;([.A145]+1)-3))*[.B145]" office:value-type="float" office:value="0.00000000000115786686426486">
            <text:p>1,15786686426486E-012</text:p>
          </table:table-cell>
          <table:table-cell table:formula="of:=SUM([.$D$3:.D145])" office:value-type="float" office:value="0.000160145779058516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table:formula="of:=[.B145]+[.A145]" office:value-type="float" office:value="10585">
            <text:p>10585</text:p>
          </table:table-cell>
          <table:table-cell/>
          <table:table-cell table:formula="of:=(0.008*POWER(0.8;([.A146]+1)-3))*[.B146]" office:value-type="float" office:value="0.00000000000093915867879261">
            <text:p>9,3915867879261E-013</text:p>
          </table:table-cell>
          <table:table-cell table:formula="of:=SUM([.$D$3:.D146])" office:value-type="float" office:value="0.000160145779997675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table:formula="of:=[.B146]+[.A146]" office:value-type="float" office:value="10731">
            <text:p>10731</text:p>
          </table:table-cell>
          <table:table-cell/>
          <table:table-cell table:formula="of:=(0.008*POWER(0.8;([.A147]+1)-3))*[.B147]" office:value-type="float" office:value="0.000000000000761690073282834">
            <text:p>7,61690073282834E-013</text:p>
          </table:table-cell>
          <table:table-cell table:formula="of:=SUM([.$D$3:.D147])" office:value-type="float" office:value="0.000160145780759365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table:formula="of:=[.B147]+[.A147]" office:value-type="float" office:value="10878">
            <text:p>10878</text:p>
          </table:table-cell>
          <table:table-cell/>
          <table:table-cell table:formula="of:=(0.008*POWER(0.8;([.A148]+1)-3))*[.B148]" office:value-type="float" office:value="0.0000000000006176993471006">
            <text:p>6,176993471006E-013</text:p>
          </table:table-cell>
          <table:table-cell table:formula="of:=SUM([.$D$3:.D148])" office:value-type="float" office:value="0.000160145781377064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table:formula="of:=[.B148]+[.A148]" office:value-type="float" office:value="11026">
            <text:p>11026</text:p>
          </table:table-cell>
          <table:table-cell/>
          <table:table-cell table:formula="of:=(0.008*POWER(0.8;([.A149]+1)-3))*[.B149]" office:value-type="float" office:value="0.000000000000500882735880214">
            <text:p>5,00882735880214E-013</text:p>
          </table:table-cell>
          <table:table-cell table:formula="of:=SUM([.$D$3:.D149])" office:value-type="float" office:value="0.000160145781877947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B149]+[.A149]" office:value-type="float" office:value="11175">
            <text:p>11175</text:p>
          </table:table-cell>
          <table:table-cell/>
          <table:table-cell table:formula="of:=(0.008*POWER(0.8;([.A150]+1)-3))*[.B150]" office:value-type="float" office:value="0.000000000000406121137200174">
            <text:p>4,06121137200174E-013</text:p>
          </table:table-cell>
          <table:table-cell table:formula="of:=SUM([.$D$3:.D150])" office:value-type="float" office:value="0.000160145782284068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table:formula="of:=[.B150]+[.A150]" office:value-type="float" office:value="11325">
            <text:p>11325</text:p>
          </table:table-cell>
          <table:table-cell/>
          <table:table-cell table:formula="of:=(0.008*POWER(0.8;([.A151]+1)-3))*[.B151]" office:value-type="float" office:value="0.000000000000329257942105913">
            <text:p>3,29257942105913E-013</text:p>
          </table:table-cell>
          <table:table-cell table:formula="of:=SUM([.$D$3:.D151])" office:value-type="float" office:value="0.000160145782613326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table:formula="of:=[.B151]+[.A151]" office:value-type="float" office:value="11476">
            <text:p>11476</text:p>
          </table:table-cell>
          <table:table-cell/>
          <table:table-cell table:formula="of:=(0.008*POWER(0.8;([.A152]+1)-3))*[.B152]" office:value-type="float" office:value="0.000000000000266918438400526">
            <text:p>2,66918438400526E-013</text:p>
          </table:table-cell>
          <table:table-cell table:formula="of:=SUM([.$D$3:.D152])" office:value-type="float" office:value="0.000160145782880245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table:formula="of:=[.B152]+[.A152]" office:value-type="float" office:value="11628">
            <text:p>11628</text:p>
          </table:table-cell>
          <table:table-cell/>
          <table:table-cell table:formula="of:=(0.008*POWER(0.8;([.A153]+1)-3))*[.B153]" office:value-type="float" office:value="0.0000000000002163630255644">
            <text:p>2,163630255644E-013</text:p>
          </table:table-cell>
          <table:table-cell table:formula="of:=SUM([.$D$3:.D153])" office:value-type="float" office:value="0.000160145783096608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table:formula="of:=[.B153]+[.A153]" office:value-type="float" office:value="11781">
            <text:p>11781</text:p>
          </table:table-cell>
          <table:table-cell/>
          <table:table-cell table:formula="of:=(0.008*POWER(0.8;([.A154]+1)-3))*[.B154]" office:value-type="float" office:value="0.000000000000175367925983777">
            <text:p>1,75367925983777E-013</text:p>
          </table:table-cell>
          <table:table-cell table:formula="of:=SUM([.$D$3:.D154])" office:value-type="float" office:value="0.000160145783271976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formula="of:=[.B154]+[.A154]" office:value-type="float" office:value="11935">
            <text:p>11935</text:p>
          </table:table-cell>
          <table:table-cell/>
          <table:table-cell table:formula="of:=(0.008*POWER(0.8;([.A155]+1)-3))*[.B155]" office:value-type="float" office:value="0.000000000000142128253738486">
            <text:p>1,42128253738486E-013</text:p>
          </table:table-cell>
          <table:table-cell table:formula="of:=SUM([.$D$3:.D155])" office:value-type="float" office:value="0.000160145783414104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table:formula="of:=[.B155]+[.A155]" office:value-type="float" office:value="12090">
            <text:p>12090</text:p>
          </table:table-cell>
          <table:table-cell/>
          <table:table-cell table:formula="of:=(0.008*POWER(0.8;([.A156]+1)-3))*[.B156]" office:value-type="float" office:value="0.000000000000115179260172487">
            <text:p>1,15179260172487E-013</text:p>
          </table:table-cell>
          <table:table-cell table:formula="of:=SUM([.$D$3:.D156])" office:value-type="float" office:value="0.000160145783529283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table:formula="of:=[.B156]+[.A156]" office:value-type="float" office:value="12246">
            <text:p>12246</text:p>
          </table:table-cell>
          <table:table-cell/>
          <table:table-cell table:formula="of:=(0.008*POWER(0.8;([.A157]+1)-3))*[.B157]" office:value-type="float" office:value="0.0000000000000933323553397704">
            <text:p>9,33323553397704E-014</text:p>
          </table:table-cell>
          <table:table-cell table:formula="of:=SUM([.$D$3:.D157])" office:value-type="float" office:value="0.000160145783622615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table:formula="of:=[.B157]+[.A157]" office:value-type="float" office:value="12403">
            <text:p>12403</text:p>
          </table:table-cell>
          <table:table-cell/>
          <table:table-cell table:formula="of:=(0.008*POWER(0.8;([.A158]+1)-3))*[.B158]" office:value-type="float" office:value="0.0000000000000756231391983781">
            <text:p>7,56231391983781E-014</text:p>
          </table:table-cell>
          <table:table-cell table:formula="of:=SUM([.$D$3:.D158])" office:value-type="float" office:value="0.000160145783698239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table:formula="of:=[.B158]+[.A158]" office:value-type="float" office:value="12561">
            <text:p>12561</text:p>
          </table:table-cell>
          <table:table-cell/>
          <table:table-cell table:formula="of:=(0.008*POWER(0.8;([.A159]+1)-3))*[.B159]" office:value-type="float" office:value="0.0000000000000612691930320617">
            <text:p>6,12691930320617E-014</text:p>
          </table:table-cell>
          <table:table-cell table:formula="of:=SUM([.$D$3:.D159])" office:value-type="float" office:value="0.000160145783759508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table:formula="of:=[.B159]+[.A159]" office:value-type="float" office:value="12720">
            <text:p>12720</text:p>
          </table:table-cell>
          <table:table-cell/>
          <table:table-cell table:formula="of:=(0.008*POWER(0.8;([.A160]+1)-3))*[.B160]" office:value-type="float" office:value="0.0000000000000496358019500247">
            <text:p>4,96358019500247E-014</text:p>
          </table:table-cell>
          <table:table-cell table:formula="of:=SUM([.$D$3:.D160])" office:value-type="float" office:value="0.000160145783809144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table:formula="of:=[.B160]+[.A160]" office:value-type="float" office:value="12880">
            <text:p>12880</text:p>
          </table:table-cell>
          <table:table-cell/>
          <table:table-cell table:formula="of:=(0.008*POWER(0.8;([.A161]+1)-3))*[.B161]" office:value-type="float" office:value="0.0000000000000402081213280703">
            <text:p>4,02081213280703E-014</text:p>
          </table:table-cell>
          <table:table-cell table:formula="of:=SUM([.$D$3:.D161])" office:value-type="float" office:value="0.000160145783849352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table:formula="of:=[.B161]+[.A161]" office:value-type="float" office:value="13041">
            <text:p>13041</text:p>
          </table:table-cell>
          <table:table-cell/>
          <table:table-cell table:formula="of:=(0.008*POWER(0.8;([.A162]+1)-3))*[.B162]" office:value-type="float" office:value="0.000000000000032568578275737">
            <text:p>3,2568578275737E-014</text:p>
          </table:table-cell>
          <table:table-cell table:formula="of:=SUM([.$D$3:.D162])" office:value-type="float" office:value="0.00016014578388192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table:formula="of:=[.B162]+[.A162]" office:value-type="float" office:value="13203">
            <text:p>13203</text:p>
          </table:table-cell>
          <table:table-cell/>
          <table:table-cell table:formula="of:=(0.008*POWER(0.8;([.A163]+1)-3))*[.B163]" office:value-type="float" office:value="0.0000000000000263785255102863">
            <text:p>2,63785255102863E-014</text:p>
          </table:table-cell>
          <table:table-cell table:formula="of:=SUM([.$D$3:.D163])" office:value-type="float" office:value="0.000160145783908299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table:formula="of:=[.B163]+[.A163]" office:value-type="float" office:value="13366">
            <text:p>13366</text:p>
          </table:table-cell>
          <table:table-cell/>
          <table:table-cell table:formula="of:=(0.008*POWER(0.8;([.A164]+1)-3))*[.B164]" office:value-type="float" office:value="0.0000000000000213633490552442">
            <text:p>2,13633490552442E-014</text:p>
          </table:table-cell>
          <table:table-cell table:formula="of:=SUM([.$D$3:.D164])" office:value-type="float" office:value="0.000160145783929662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formula="of:=[.B164]+[.A164]" office:value-type="float" office:value="13530">
            <text:p>13530</text:p>
          </table:table-cell>
          <table:table-cell/>
          <table:table-cell table:formula="of:=(0.008*POWER(0.8;([.A165]+1)-3))*[.B165]" office:value-type="float" office:value="0.0000000000000173003808300138">
            <text:p>1,73003808300138E-014</text:p>
          </table:table-cell>
          <table:table-cell table:formula="of:=SUM([.$D$3:.D165])" office:value-type="float" office:value="0.000160145783946962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table:formula="of:=[.B165]+[.A165]" office:value-type="float" office:value="13695">
            <text:p>13695</text:p>
          </table:table-cell>
          <table:table-cell/>
          <table:table-cell table:formula="of:=(0.008*POWER(0.8;([.A166]+1)-3))*[.B166]" office:value-type="float" office:value="0.0000000000000140090888672306">
            <text:p>1,40090888672306E-014</text:p>
          </table:table-cell>
          <table:table-cell table:formula="of:=SUM([.$D$3:.D166])" office:value-type="float" office:value="0.000160145783960972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table:formula="of:=[.B166]+[.A166]" office:value-type="float" office:value="13861">
            <text:p>13861</text:p>
          </table:table-cell>
          <table:table-cell/>
          <table:table-cell table:formula="of:=(0.008*POWER(0.8;([.A167]+1)-3))*[.B167]" office:value-type="float" office:value="0.0000000000000113431168040122">
            <text:p>1,13431168040122E-014</text:p>
          </table:table-cell>
          <table:table-cell table:formula="of:=SUM([.$D$3:.D167])" office:value-type="float" office:value="0.000160145783972315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table:formula="of:=[.B167]+[.A167]" office:value-type="float" office:value="14028">
            <text:p>14028</text:p>
          </table:table-cell>
          <table:table-cell/>
          <table:table-cell table:formula="of:=(0.008*POWER(0.8;([.A168]+1)-3))*[.B168]" office:value-type="float" office:value="9.1838246895135E-015">
            <text:p>9,1838246895135E-015</text:p>
          </table:table-cell>
          <table:table-cell table:formula="of:=SUM([.$D$3:.D168])" office:value-type="float" office:value="0.000160145783981498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table:formula="of:=[.B168]+[.A168]" office:value-type="float" office:value="14196">
            <text:p>14196</text:p>
          </table:table-cell>
          <table:table-cell/>
          <table:table-cell table:formula="of:=(0.008*POWER(0.8;([.A169]+1)-3))*[.B169]" office:value-type="float" office:value="7.43504849115105E-015">
            <text:p>7,43504849115105E-015</text:p>
          </table:table-cell>
          <table:table-cell table:formula="of:=SUM([.$D$3:.D169])" office:value-type="float" office:value="0.000160145783988934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formula="of:=[.B169]+[.A169]" office:value-type="float" office:value="14365">
            <text:p>14365</text:p>
          </table:table-cell>
          <table:table-cell/>
          <table:table-cell table:formula="of:=(0.008*POWER(0.8;([.A170]+1)-3))*[.B170]" office:value-type="float" office:value="6.01884877855085E-015">
            <text:p>6,01884877855085E-015</text:p>
          </table:table-cell>
          <table:table-cell table:formula="of:=SUM([.$D$3:.D170])" office:value-type="float" office:value="0.000160145783994952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table:formula="of:=[.B170]+[.A170]" office:value-type="float" office:value="14535">
            <text:p>14535</text:p>
          </table:table-cell>
          <table:table-cell/>
          <table:table-cell table:formula="of:=(0.008*POWER(0.8;([.A171]+1)-3))*[.B171]" office:value-type="float" office:value="4.87206220654294E-015">
            <text:p>4,87206220654294E-015</text:p>
          </table:table-cell>
          <table:table-cell table:formula="of:=SUM([.$D$3:.D171])" office:value-type="float" office:value="0.000160145783999824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table:formula="of:=[.B171]+[.A171]" office:value-type="float" office:value="14706">
            <text:p>14706</text:p>
          </table:table-cell>
          <table:table-cell/>
          <table:table-cell table:formula="of:=(0.008*POWER(0.8;([.A172]+1)-3))*[.B172]" office:value-type="float" office:value="3.94350446835475E-015">
            <text:p>3,94350446835475E-015</text:p>
          </table:table-cell>
          <table:table-cell table:formula="of:=SUM([.$D$3:.D172])" office:value-type="float" office:value="0.000160145784003768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table:formula="of:=[.B172]+[.A172]" office:value-type="float" office:value="14878">
            <text:p>14878</text:p>
          </table:table-cell>
          <table:table-cell/>
          <table:table-cell table:formula="of:=(0.008*POWER(0.8;([.A173]+1)-3))*[.B173]" office:value-type="float" office:value="3.19170186210701E-015">
            <text:p>3,19170186210701E-015</text:p>
          </table:table-cell>
          <table:table-cell table:formula="of:=SUM([.$D$3:.D173])" office:value-type="float" office:value="0.00016014578400696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table:formula="of:=[.B173]+[.A173]" office:value-type="float" office:value="15051">
            <text:p>15051</text:p>
          </table:table-cell>
          <table:table-cell/>
          <table:table-cell table:formula="of:=(0.008*POWER(0.8;([.A174]+1)-3))*[.B174]" office:value-type="float" office:value="2.58305173956567E-015">
            <text:p>2,58305173956567E-015</text:p>
          </table:table-cell>
          <table:table-cell table:formula="of:=SUM([.$D$3:.D174])" office:value-type="float" office:value="0.000160145784009543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table:formula="of:=[.B174]+[.A174]" office:value-type="float" office:value="15225">
            <text:p>15225</text:p>
          </table:table-cell>
          <table:table-cell/>
          <table:table-cell table:formula="of:=(0.008*POWER(0.8;([.A175]+1)-3))*[.B175]" office:value-type="float" office:value="2.09033088750979E-015">
            <text:p>2,09033088750979E-015</text:p>
          </table:table-cell>
          <table:table-cell table:formula="of:=SUM([.$D$3:.D175])" office:value-type="float" office:value="0.000160145784011633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table:formula="of:=[.B175]+[.A175]" office:value-type="float" office:value="15400">
            <text:p>15400</text:p>
          </table:table-cell>
          <table:table-cell/>
          <table:table-cell table:formula="of:=(0.008*POWER(0.8;([.A176]+1)-3))*[.B176]" office:value-type="float" office:value="1.6914861434562E-015">
            <text:p>1,6914861434562E-015</text:p>
          </table:table-cell>
          <table:table-cell table:formula="of:=SUM([.$D$3:.D176])" office:value-type="float" office:value="0.000160145784013325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table:formula="of:=[.B176]+[.A176]" office:value-type="float" office:value="15576">
            <text:p>15576</text:p>
          </table:table-cell>
          <table:table-cell/>
          <table:table-cell table:formula="of:=(0.008*POWER(0.8;([.A177]+1)-3))*[.B177]" office:value-type="float" office:value="1.3686539309337E-015">
            <text:p>1,3686539309337E-015</text:p>
          </table:table-cell>
          <table:table-cell table:formula="of:=SUM([.$D$3:.D177])" office:value-type="float" office:value="0.000160145784014693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table:formula="of:=[.B177]+[.A177]" office:value-type="float" office:value="15753">
            <text:p>15753</text:p>
          </table:table-cell>
          <table:table-cell/>
          <table:table-cell table:formula="of:=(0.008*POWER(0.8;([.A178]+1)-3))*[.B178]" office:value-type="float" office:value="1.10736545320999E-015">
            <text:p>1,10736545320999E-015</text:p>
          </table:table-cell>
          <table:table-cell table:formula="of:=SUM([.$D$3:.D178])" office:value-type="float" office:value="0.000160145784015801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table:formula="of:=[.B178]+[.A178]" office:value-type="float" office:value="15931">
            <text:p>15931</text:p>
          </table:table-cell>
          <table:table-cell/>
          <table:table-cell table:formula="of:=(0.008*POWER(0.8;([.A179]+1)-3))*[.B179]" office:value-type="float" office:value="8.95902445760855E-016">
            <text:p>8,95902445760855E-016</text:p>
          </table:table-cell>
          <table:table-cell table:formula="of:=SUM([.$D$3:.D179])" office:value-type="float" office:value="0.000160145784016696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formula="of:=[.B179]+[.A179]" office:value-type="float" office:value="16110">
            <text:p>16110</text:p>
          </table:table-cell>
          <table:table-cell/>
          <table:table-cell table:formula="of:=(0.008*POWER(0.8;([.A180]+1)-3))*[.B180]" office:value-type="float" office:value="7.24775012300916E-016">
            <text:p>7,24775012300916E-016</text:p>
          </table:table-cell>
          <table:table-cell table:formula="of:=SUM([.$D$3:.D180])" office:value-type="float" office:value="0.000160145784017421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table:formula="of:=[.B180]+[.A180]" office:value-type="float" office:value="16290">
            <text:p>16290</text:p>
          </table:table-cell>
          <table:table-cell/>
          <table:table-cell table:formula="of:=(0.008*POWER(0.8;([.A181]+1)-3))*[.B181]" office:value-type="float" office:value="5.86298445704875E-016">
            <text:p>5,86298445704875E-016</text:p>
          </table:table-cell>
          <table:table-cell table:formula="of:=SUM([.$D$3:.D181])" office:value-type="float" office:value="0.000160145784018008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table:formula="of:=[.B181]+[.A181]" office:value-type="float" office:value="16471">
            <text:p>16471</text:p>
          </table:table-cell>
          <table:table-cell/>
          <table:table-cell table:formula="of:=(0.008*POWER(0.8;([.A182]+1)-3))*[.B182]" office:value-type="float" office:value="4.74250298303499E-016">
            <text:p>4,74250298303499E-016</text:p>
          </table:table-cell>
          <table:table-cell table:formula="of:=SUM([.$D$3:.D182])" office:value-type="float" office:value="0.000160145784018482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table:formula="of:=[.B182]+[.A182]" office:value-type="float" office:value="16653">
            <text:p>16653</text:p>
          </table:table-cell>
          <table:table-cell/>
          <table:table-cell table:formula="of:=(0.008*POWER(0.8;([.A183]+1)-3))*[.B183]" office:value-type="float" office:value="3.83592506473106E-016">
            <text:p>3,83592506473106E-016</text:p>
          </table:table-cell>
          <table:table-cell table:formula="of:=SUM([.$D$3:.D183])" office:value-type="float" office:value="0.000160145784018865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table:formula="of:=[.B183]+[.A183]" office:value-type="float" office:value="16836">
            <text:p>16836</text:p>
          </table:table-cell>
          <table:table-cell/>
          <table:table-cell table:formula="of:=(0.008*POWER(0.8;([.A184]+1)-3))*[.B184]" office:value-type="float" office:value="3.10246246993633E-016">
            <text:p>3,10246246993633E-016</text:p>
          </table:table-cell>
          <table:table-cell table:formula="of:=SUM([.$D$3:.D184])" office:value-type="float" office:value="0.000160145784019176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table:formula="of:=[.B184]+[.A184]" office:value-type="float" office:value="17020">
            <text:p>17020</text:p>
          </table:table-cell>
          <table:table-cell/>
          <table:table-cell table:formula="of:=(0.008*POWER(0.8;([.A185]+1)-3))*[.B185]" office:value-type="float" office:value="2.50909533087747E-016">
            <text:p>2,50909533087747E-016</text:p>
          </table:table-cell>
          <table:table-cell table:formula="of:=SUM([.$D$3:.D185])" office:value-type="float" office:value="0.000160145784019427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table:formula="of:=[.B185]+[.A185]" office:value-type="float" office:value="17205">
            <text:p>17205</text:p>
          </table:table-cell>
          <table:table-cell/>
          <table:table-cell table:formula="of:=(0.008*POWER(0.8;([.A186]+1)-3))*[.B186]" office:value-type="float" office:value="2.02909448497048E-016">
            <text:p>2,02909448497048E-016</text:p>
          </table:table-cell>
          <table:table-cell table:formula="of:=SUM([.$D$3:.D186])" office:value-type="float" office:value="0.000160145784019629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table:formula="of:=[.B186]+[.A186]" office:value-type="float" office:value="17391">
            <text:p>17391</text:p>
          </table:table-cell>
          <table:table-cell/>
          <table:table-cell table:formula="of:=(0.008*POWER(0.8;([.A187]+1)-3))*[.B187]" office:value-type="float" office:value="1.6408245132518E-016">
            <text:p>1,6408245132518E-016</text:p>
          </table:table-cell>
          <table:table-cell table:formula="of:=SUM([.$D$3:.D187])" office:value-type="float" office:value="0.000160145784019794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table:formula="of:=[.B187]+[.A187]" office:value-type="float" office:value="17578">
            <text:p>17578</text:p>
          </table:table-cell>
          <table:table-cell/>
          <table:table-cell table:formula="of:=(0.008*POWER(0.8;([.A188]+1)-3))*[.B188]" office:value-type="float" office:value="1.32677423007028E-016">
            <text:p>1,32677423007028E-016</text:p>
          </table:table-cell>
          <table:table-cell table:formula="of:=SUM([.$D$3:.D188])" office:value-type="float" office:value="0.000160145784019926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table:formula="of:=[.B188]+[.A188]" office:value-type="float" office:value="17766">
            <text:p>17766</text:p>
          </table:table-cell>
          <table:table-cell/>
          <table:table-cell table:formula="of:=(0.008*POWER(0.8;([.A189]+1)-3))*[.B189]" office:value-type="float" office:value="1.07277146303008E-016">
            <text:p>1,07277146303008E-016</text:p>
          </table:table-cell>
          <table:table-cell table:formula="of:=SUM([.$D$3:.D189])" office:value-type="float" office:value="0.000160145784020033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table:formula="of:=[.B189]+[.A189]" office:value-type="float" office:value="17955">
            <text:p>17955</text:p>
          </table:table-cell>
          <table:table-cell/>
          <table:table-cell table:formula="of:=(0.008*POWER(0.8;([.A190]+1)-3))*[.B190]" office:value-type="float" office:value="8.67347140322195E-017">
            <text:p>8,67347140322195E-017</text:p>
          </table:table-cell>
          <table:table-cell table:formula="of:=SUM([.$D$3:.D190])" office:value-type="float" office:value="0.00016014578402012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table:formula="of:=[.B190]+[.A190]" office:value-type="float" office:value="18145">
            <text:p>18145</text:p>
          </table:table-cell>
          <table:table-cell/>
          <table:table-cell table:formula="of:=(0.008*POWER(0.8;([.A191]+1)-3))*[.B191]" office:value-type="float" office:value="7.01220333551489E-017">
            <text:p>7,01220333551489E-017</text:p>
          </table:table-cell>
          <table:table-cell table:formula="of:=SUM([.$D$3:.D191])" office:value-type="float" office:value="0.00016014578402019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table:formula="of:=[.B191]+[.A191]" office:value-type="float" office:value="18336">
            <text:p>18336</text:p>
          </table:table-cell>
          <table:table-cell/>
          <table:table-cell table:formula="of:=(0.008*POWER(0.8;([.A192]+1)-3))*[.B192]" office:value-type="float" office:value="5.66881280176362E-017">
            <text:p>5,66881280176362E-017</text:p>
          </table:table-cell>
          <table:table-cell table:formula="of:=SUM([.$D$3:.D192])" office:value-type="float" office:value="0.000160145784020247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table:formula="of:=[.B192]+[.A192]" office:value-type="float" office:value="18528">
            <text:p>18528</text:p>
          </table:table-cell>
          <table:table-cell/>
          <table:table-cell table:formula="of:=(0.008*POWER(0.8;([.A193]+1)-3))*[.B193]" office:value-type="float" office:value="4.58253767849373E-017">
            <text:p>4,58253767849373E-017</text:p>
          </table:table-cell>
          <table:table-cell table:formula="of:=SUM([.$D$3:.D193])" office:value-type="float" office:value="0.000160145784020293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table:formula="of:=[.B193]+[.A193]" office:value-type="float" office:value="18721">
            <text:p>18721</text:p>
          </table:table-cell>
          <table:table-cell/>
          <table:table-cell table:formula="of:=(0.008*POWER(0.8;([.A194]+1)-3))*[.B194]" office:value-type="float" office:value="3.70421795678243E-017">
            <text:p>3,70421795678243E-017</text:p>
          </table:table-cell>
          <table:table-cell table:formula="of:=SUM([.$D$3:.D194])" office:value-type="float" office:value="0.00016014578402033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table:formula="of:=[.B194]+[.A194]" office:value-type="float" office:value="18915">
            <text:p>18915</text:p>
          </table:table-cell>
          <table:table-cell/>
          <table:table-cell table:formula="of:=(0.008*POWER(0.8;([.A195]+1)-3))*[.B195]" office:value-type="float" office:value="2.99408290807285E-017">
            <text:p>2,99408290807285E-017</text:p>
          </table:table-cell>
          <table:table-cell table:formula="of:=SUM([.$D$3:.D195])" office:value-type="float" office:value="0.00016014578402036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table:formula="of:=[.B195]+[.A195]" office:value-type="float" office:value="19110">
            <text:p>19110</text:p>
          </table:table-cell>
          <table:table-cell/>
          <table:table-cell table:formula="of:=(0.008*POWER(0.8;([.A196]+1)-3))*[.B196]" office:value-type="float" office:value="2.41995979374135E-017">
            <text:p>2,41995979374135E-017</text:p>
          </table:table-cell>
          <table:table-cell table:formula="of:=SUM([.$D$3:.D196])" office:value-type="float" office:value="0.000160145784020384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table:formula="of:=[.B196]+[.A196]" office:value-type="float" office:value="19306">
            <text:p>19306</text:p>
          </table:table-cell>
          <table:table-cell/>
          <table:table-cell table:formula="of:=(0.008*POWER(0.8;([.A197]+1)-3))*[.B197]" office:value-type="float" office:value="1.95582391535199E-017">
            <text:p>1,95582391535199E-017</text:p>
          </table:table-cell>
          <table:table-cell table:formula="of:=SUM([.$D$3:.D197])" office:value-type="float" office:value="0.000160145784020404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table:formula="of:=[.B197]+[.A197]" office:value-type="float" office:value="19503">
            <text:p>19503</text:p>
          </table:table-cell>
          <table:table-cell/>
          <table:table-cell table:formula="of:=(0.008*POWER(0.8;([.A198]+1)-3))*[.B198]" office:value-type="float" office:value="1.58062504179467E-017">
            <text:p>1,58062504179467E-017</text:p>
          </table:table-cell>
          <table:table-cell table:formula="of:=SUM([.$D$3:.D198])" office:value-type="float" office:value="0.000160145784020419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table:formula="of:=[.B198]+[.A198]" office:value-type="float" office:value="19701">
            <text:p>19701</text:p>
          </table:table-cell>
          <table:table-cell/>
          <table:table-cell table:formula="of:=(0.008*POWER(0.8;([.A199]+1)-3))*[.B199]" office:value-type="float" office:value="1.27733759722696E-017">
            <text:p>1,27733759722696E-017</text:p>
          </table:table-cell>
          <table:table-cell table:formula="of:=SUM([.$D$3:.D199])" office:value-type="float" office:value="0.000160145784020432">
            <text:p>0,0001601458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formula="of:=[.B199]+[.A199]" office:value-type="float" office:value="19900">
            <text:p>19900</text:p>
          </table:table-cell>
          <table:table-cell/>
          <table:table-cell table:formula="of:=(0.008*POWER(0.8;([.A200]+1)-3))*[.B200]" office:value-type="float" office:value="1.03219199775916E-017">
            <text:p>1,03219199775916E-017</text:p>
          </table:table-cell>
          <table:table-cell table:formula="of:=SUM([.D3:.D67])" office:value-type="float" office:value="0.0001189117538048">
            <text:p>0,0001189118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2]+[.A3]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3]+[.A3]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4]+[.A4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5]+[.A5]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6]+[.A6]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7]+[.A7]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8]+[.A8]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9]+[.A9]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0]+[.A10]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1]+[.A11]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2]+[.A12]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3]+[.A13]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4]+[.A14]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5]+[.A15]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16]+[.A16]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17]+[.A17]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18]+[.A18]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19]+[.A19]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[.B20]+[.A20]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B21]+[.A21]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[.B22]+[.A22]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[.B23]+[.A23]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B24]+[.A24]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[.B25]+[.A25]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B26]+[.A26]" office:value-type="float" office:value="351">
            <text:p>35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[.B27]+[.A27]" office:value-type="float" office:value="378">
            <text:p>37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[.B28]+[.A28]" office:value-type="float" office:value="406">
            <text:p>40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B29]+[.A29]" office:value-type="float" office:value="435">
            <text:p>43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[.B30]+[.A30]" office:value-type="float" office:value="465">
            <text:p>46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B31]+[.A31]" office:value-type="float" office:value="496">
            <text:p>49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[.B32]+[.A32]" office:value-type="float" office:value="528">
            <text:p>52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[.B33]+[.A33]" office:value-type="float" office:value="561">
            <text:p>561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[.B34]+[.A34]" office:value-type="float" office:value="595">
            <text:p>59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[.B35]+[.A35]" office:value-type="float" office:value="630">
            <text:p>630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[.B36]+[.A36]" office:value-type="float" office:value="666">
            <text:p>66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[.B37]+[.A37]" office:value-type="float" office:value="703">
            <text:p>703</text:p>
          </table:table-cell>
          <table:table-cell table:formula="of:=[.$A$2]*POWER(0.8;[.B3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38]+[.A38]" office:value-type="float" office:value="741">
            <text:p>741</text:p>
          </table:table-cell>
          <table:table-cell table:formula="of:=[.$A$2]*POWER(0.8;[.B3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39]+[.A39]" office:value-type="float" office:value="780">
            <text:p>780</text:p>
          </table:table-cell>
          <table:table-cell table:formula="of:=[.$A$2]*POWER(0.8;[.B4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0]+[.A40]" office:value-type="float" office:value="820">
            <text:p>820</text:p>
          </table:table-cell>
          <table:table-cell table:formula="of:=[.$A$2]*POWER(0.8;[.B4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1]+[.A41]" office:value-type="float" office:value="861">
            <text:p>861</text:p>
          </table:table-cell>
          <table:table-cell table:formula="of:=[.$A$2]*POWER(0.8;[.B4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2]+[.A42]" office:value-type="float" office:value="903">
            <text:p>903</text:p>
          </table:table-cell>
          <table:table-cell table:formula="of:=[.$A$2]*POWER(0.8;[.B4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3]+[.A43]" office:value-type="float" office:value="946">
            <text:p>946</text:p>
          </table:table-cell>
          <table:table-cell table:formula="of:=[.$A$2]*POWER(0.8;[.B4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4]+[.A44]" office:value-type="float" office:value="990">
            <text:p>990</text:p>
          </table:table-cell>
          <table:table-cell table:formula="of:=[.$A$2]*POWER(0.8;[.B4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5]+[.A45]" office:value-type="float" office:value="1035">
            <text:p>1035</text:p>
          </table:table-cell>
          <table:table-cell table:formula="of:=[.$A$2]*POWER(0.8;[.B4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6]+[.A46]" office:value-type="float" office:value="1081">
            <text:p>1081</text:p>
          </table:table-cell>
          <table:table-cell table:formula="of:=[.$A$2]*POWER(0.8;[.B47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47]+[.A47]" office:value-type="float" office:value="1128">
            <text:p>1128</text:p>
          </table:table-cell>
          <table:table-cell table:formula="of:=[.$A$2]*POWER(0.8;[.B48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48]+[.A48]" office:value-type="float" office:value="1176">
            <text:p>1176</text:p>
          </table:table-cell>
          <table:table-cell table:formula="of:=[.$A$2]*POWER(0.8;[.B49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49]+[.A49]" office:value-type="float" office:value="1225">
            <text:p>1225</text:p>
          </table:table-cell>
          <table:table-cell table:formula="of:=[.$A$2]*POWER(0.8;[.B50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0]+[.A50]" office:value-type="float" office:value="1275">
            <text:p>1275</text:p>
          </table:table-cell>
          <table:table-cell table:formula="of:=[.$A$2]*POWER(0.8;[.B51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1]+[.A51]" office:value-type="float" office:value="1326">
            <text:p>1326</text:p>
          </table:table-cell>
          <table:table-cell table:formula="of:=[.$A$2]*POWER(0.8;[.B5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2]+[.A52]" office:value-type="float" office:value="1378">
            <text:p>1378</text:p>
          </table:table-cell>
          <table:table-cell table:formula="of:=[.$A$2]*POWER(0.8;[.B53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3]+[.A53]" office:value-type="float" office:value="1431">
            <text:p>1431</text:p>
          </table:table-cell>
          <table:table-cell table:formula="of:=[.$A$2]*POWER(0.8;[.B54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4]+[.A54]" office:value-type="float" office:value="1485">
            <text:p>1485</text:p>
          </table:table-cell>
          <table:table-cell table:formula="of:=[.$A$2]*POWER(0.8;[.B5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5]+[.A55]" office:value-type="float" office:value="1540">
            <text:p>1540</text:p>
          </table:table-cell>
          <table:table-cell table:formula="of:=[.$A$2]*POWER(0.8;[.B56])" office:value-type="float" office:value="0">
            <text:p>0</text:p>
          </table:table-cell>
          <table:table-cell/>
          <table:table-cell table:formula="of:=SUM([.C1:.C56])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56]+[.A56]" office:value-type="float" office:value="1596">
            <text:p>1596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[.B57]+[.A57]" office:value-type="float" office:value="1653">
            <text:p>1653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[.B58]+[.A58]" office:value-type="float" office:value="1711">
            <text:p>171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B59]+[.A59]" office:value-type="float" office:value="1770">
            <text:p>177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[.B60]+[.A60]" office:value-type="float" office:value="1830">
            <text:p>1830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[.B61]+[.A61]" office:value-type="float" office:value="1891">
            <text:p>189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[.B62]+[.A62]" office:value-type="float" office:value="1953">
            <text:p>1953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B63]+[.A63]" office:value-type="float" office:value="2016">
            <text:p>2016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[.B64]+[.A64]" office:value-type="float" office:value="2080">
            <text:p>208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[.B65]+[.A65]" office:value-type="float" office:value="2145">
            <text:p>2145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[.B66]+[.A66]" office:value-type="float" office:value="2211">
            <text:p>2211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[.B67]+[.A67]" office:value-type="float" office:value="2278">
            <text:p>2278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[.B68]+[.A68]" office:value-type="float" office:value="2346">
            <text:p>2346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[.B69]+[.A69]" office:value-type="float" office:value="2415">
            <text:p>2415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[.B70]+[.A70]" office:value-type="float" office:value="2485">
            <text:p>2485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[.B71]+[.A71]" office:value-type="float" office:value="2556">
            <text:p>255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[.B72]+[.A72]" office:value-type="float" office:value="2628">
            <text:p>2628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[.B73]+[.A73]" office:value-type="float" office:value="2701">
            <text:p>2701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[.B74]+[.A74]" office:value-type="float" office:value="2775">
            <text:p>2775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[.B75]+[.A75]" office:value-type="float" office:value="2850">
            <text:p>2850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[.B76]+[.A76]" office:value-type="float" office:value="2926">
            <text:p>2926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[.B77]+[.A77]" office:value-type="float" office:value="3003">
            <text:p>3003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[.B78]+[.A78]" office:value-type="float" office:value="3081">
            <text:p>3081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B79]+[.A79]" office:value-type="float" office:value="3160">
            <text:p>3160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[.B80]+[.A80]" office:value-type="float" office:value="3240">
            <text:p>3240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[.B81]+[.A81]" office:value-type="float" office:value="3321">
            <text:p>3321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[.B82]+[.A82]" office:value-type="float" office:value="3403">
            <text:p>340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[.B83]+[.A83]" office:value-type="float" office:value="3486">
            <text:p>348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[.B84]+[.A84]" office:value-type="float" office:value="3570">
            <text:p>3570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[.B85]+[.A85]" office:value-type="float" office:value="3655">
            <text:p>3655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[.B86]+[.A86]" office:value-type="float" office:value="3741">
            <text:p>374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[.B87]+[.A87]" office:value-type="float" office:value="3828">
            <text:p>3828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[.B88]+[.A88]" office:value-type="float" office:value="3916">
            <text:p>3916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[.B89]+[.A89]" office:value-type="float" office:value="4005">
            <text:p>4005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[.B90]+[.A90]" office:value-type="float" office:value="4095">
            <text:p>4095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[.B91]+[.A91]" office:value-type="float" office:value="4186">
            <text:p>418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[.B92]+[.A92]" office:value-type="float" office:value="4278">
            <text:p>4278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[.B93]+[.A93]" office:value-type="float" office:value="4371">
            <text:p>4371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[.B94]+[.A94]" office:value-type="float" office:value="4465">
            <text:p>4465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[.B95]+[.A95]" office:value-type="float" office:value="4560">
            <text:p>4560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[.B96]+[.A96]" office:value-type="float" office:value="4656">
            <text:p>4656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[.B97]+[.A97]" office:value-type="float" office:value="4753">
            <text:p>475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[.B98]+[.A98]" office:value-type="float" office:value="4851">
            <text:p>485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B99]+[.A99]" office:value-type="float" office:value="4950">
            <text:p>4950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[.B100]+[.A100]" office:value-type="float" office:value="5050">
            <text:p>5050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[.B101]+[.A101]" office:value-type="float" office:value="5151">
            <text:p>515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[.B102]+[.A102]" office:value-type="float" office:value="5253">
            <text:p>5253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[.B103]+[.A103]" office:value-type="float" office:value="5356">
            <text:p>5356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[.B104]+[.A104]" office:value-type="float" office:value="5460">
            <text:p>5460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[.B105]+[.A105]" office:value-type="float" office:value="5565">
            <text:p>5565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[.B106]+[.A106]" office:value-type="float" office:value="5671">
            <text:p>5671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[.B107]+[.A107]" office:value-type="float" office:value="5778">
            <text:p>5778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[.B108]+[.A108]" office:value-type="float" office:value="5886">
            <text:p>5886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[.B109]+[.A109]" office:value-type="float" office:value="5995">
            <text:p>5995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[.B110]+[.A110]" office:value-type="float" office:value="6105">
            <text:p>6105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[.B111]+[.A111]" office:value-type="float" office:value="6216">
            <text:p>6216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[.B112]+[.A112]" office:value-type="float" office:value="6328">
            <text:p>6328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[.B113]+[.A113]" office:value-type="float" office:value="6441">
            <text:p>6441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[.B114]+[.A114]" office:value-type="float" office:value="6555">
            <text:p>6555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[.B115]+[.A115]" office:value-type="float" office:value="6670">
            <text:p>6670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[.B116]+[.A116]" office:value-type="float" office:value="6786">
            <text:p>6786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[.B117]+[.A117]" office:value-type="float" office:value="6903">
            <text:p>6903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[.B118]+[.A118]" office:value-type="float" office:value="7021">
            <text:p>7021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[.B119]+[.A119]" office:value-type="float" office:value="7140">
            <text:p>7140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[.B120]+[.A120]" office:value-type="float" office:value="7260">
            <text:p>726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[.B121]+[.A121]" office:value-type="float" office:value="7381">
            <text:p>7381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formula="of:=[.B122]+[.A122]" office:value-type="float" office:value="7503">
            <text:p>7503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formula="of:=[.B123]+[.A123]" office:value-type="float" office:value="7626">
            <text:p>7626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formula="of:=[.B124]+[.A124]" office:value-type="float" office:value="7750">
            <text:p>7750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formula="of:=[.B125]+[.A125]" office:value-type="float" office:value="7875">
            <text:p>7875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formula="of:=[.B126]+[.A126]" office:value-type="float" office:value="8001">
            <text:p>8001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[.B127]+[.A127]" office:value-type="float" office:value="8128">
            <text:p>8128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formula="of:=[.B128]+[.A128]" office:value-type="float" office:value="8256">
            <text:p>8256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formula="of:=[.B129]+[.A129]" office:value-type="float" office:value="8385">
            <text:p>8385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formula="of:=[.B130]+[.A130]" office:value-type="float" office:value="8515">
            <text:p>8515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formula="of:=[.B131]+[.A131]" office:value-type="float" office:value="8646">
            <text:p>8646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formula="of:=[.B132]+[.A132]" office:value-type="float" office:value="8778">
            <text:p>8778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formula="of:=[.B133]+[.A133]" office:value-type="float" office:value="8911">
            <text:p>8911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formula="of:=[.B134]+[.A134]" office:value-type="float" office:value="9045">
            <text:p>9045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formula="of:=[.B135]+[.A135]" office:value-type="float" office:value="9180">
            <text:p>9180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formula="of:=[.B136]+[.A136]" office:value-type="float" office:value="9316">
            <text:p>9316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formula="of:=[.B137]+[.A137]" office:value-type="float" office:value="9453">
            <text:p>9453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formula="of:=[.B138]+[.A138]" office:value-type="float" office:value="9591">
            <text:p>9591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formula="of:=[.B139]+[.A139]" office:value-type="float" office:value="9730">
            <text:p>9730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formula="of:=[.B140]+[.A140]" office:value-type="float" office:value="9870">
            <text:p>9870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formula="of:=[.B141]+[.A141]" office:value-type="float" office:value="10011">
            <text:p>10011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formula="of:=[.B142]+[.A142]" office:value-type="float" office:value="10153">
            <text:p>10153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formula="of:=[.B143]+[.A143]" office:value-type="float" office:value="10296">
            <text:p>10296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formula="of:=[.B144]+[.A144]" office:value-type="float" office:value="10440">
            <text:p>10440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formula="of:=[.B145]+[.A145]" office:value-type="float" office:value="10585">
            <text:p>10585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formula="of:=[.B146]+[.A146]" office:value-type="float" office:value="10731">
            <text:p>10731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formula="of:=[.B147]+[.A147]" office:value-type="float" office:value="10878">
            <text:p>10878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formula="of:=[.B148]+[.A148]" office:value-type="float" office:value="11026">
            <text:p>11026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formula="of:=[.B149]+[.A149]" office:value-type="float" office:value="11175">
            <text:p>11175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formula="of:=[.B150]+[.A150]" office:value-type="float" office:value="11325">
            <text:p>11325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table:formula="of:=[.B151]+[.A151]" office:value-type="float" office:value="11476">
            <text:p>11476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formula="of:=[.B152]+[.A152]" office:value-type="float" office:value="11628">
            <text:p>11628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formula="of:=[.B153]+[.A153]" office:value-type="float" office:value="11781">
            <text:p>11781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formula="of:=[.B154]+[.A154]" office:value-type="float" office:value="11935">
            <text:p>11935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formula="of:=[.B155]+[.A155]" office:value-type="float" office:value="12090">
            <text:p>12090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formula="of:=[.B156]+[.A156]" office:value-type="float" office:value="12246">
            <text:p>12246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formula="of:=[.B157]+[.A157]" office:value-type="float" office:value="12403">
            <text:p>12403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formula="of:=[.B158]+[.A158]" office:value-type="float" office:value="12561">
            <text:p>12561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formula="of:=[.B159]+[.A159]" office:value-type="float" office:value="12720">
            <text:p>12720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formula="of:=[.B160]+[.A160]" office:value-type="float" office:value="12880">
            <text:p>12880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formula="of:=[.B161]+[.A161]" office:value-type="float" office:value="13041">
            <text:p>13041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formula="of:=[.B162]+[.A162]" office:value-type="float" office:value="13203">
            <text:p>13203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formula="of:=[.B163]+[.A163]" office:value-type="float" office:value="13366">
            <text:p>13366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formula="of:=[.B164]+[.A164]" office:value-type="float" office:value="13530">
            <text:p>13530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table:formula="of:=[.B165]+[.A165]" office:value-type="float" office:value="13695">
            <text:p>13695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formula="of:=[.B166]+[.A166]" office:value-type="float" office:value="13861">
            <text:p>13861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formula="of:=[.B167]+[.A167]" office:value-type="float" office:value="14028">
            <text:p>14028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formula="of:=[.B168]+[.A168]" office:value-type="float" office:value="14196">
            <text:p>14196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formula="of:=[.B169]+[.A169]" office:value-type="float" office:value="14365">
            <text:p>14365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formula="of:=[.B170]+[.A170]" office:value-type="float" office:value="14535">
            <text:p>14535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table:formula="of:=[.B171]+[.A171]" office:value-type="float" office:value="14706">
            <text:p>14706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formula="of:=[.B172]+[.A172]" office:value-type="float" office:value="14878">
            <text:p>14878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formula="of:=[.B173]+[.A173]" office:value-type="float" office:value="15051">
            <text:p>15051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formula="of:=[.B174]+[.A174]" office:value-type="float" office:value="15225">
            <text:p>15225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formula="of:=[.B175]+[.A175]" office:value-type="float" office:value="15400">
            <text:p>15400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formula="of:=[.B176]+[.A176]" office:value-type="float" office:value="15576">
            <text:p>15576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formula="of:=[.B177]+[.A177]" office:value-type="float" office:value="15753">
            <text:p>15753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formula="of:=[.B178]+[.A178]" office:value-type="float" office:value="15931">
            <text:p>15931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formula="of:=[.B179]+[.A179]" office:value-type="float" office:value="16110">
            <text:p>16110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formula="of:=[.B180]+[.A180]" office:value-type="float" office:value="16290">
            <text:p>16290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formula="of:=[.B181]+[.A181]" office:value-type="float" office:value="16471">
            <text:p>16471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table:formula="of:=[.B182]+[.A182]" office:value-type="float" office:value="16653">
            <text:p>16653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formula="of:=[.B183]+[.A183]" office:value-type="float" office:value="16836">
            <text:p>16836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formula="of:=[.B184]+[.A184]" office:value-type="float" office:value="17020">
            <text:p>17020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formula="of:=[.B185]+[.A185]" office:value-type="float" office:value="17205">
            <text:p>17205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table:formula="of:=[.B186]+[.A186]" office:value-type="float" office:value="17391">
            <text:p>17391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formula="of:=[.B187]+[.A187]" office:value-type="float" office:value="17578">
            <text:p>17578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formula="of:=[.B188]+[.A188]" office:value-type="float" office:value="17766">
            <text:p>17766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formula="of:=[.B189]+[.A189]" office:value-type="float" office:value="17955">
            <text:p>17955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table:formula="of:=[.B190]+[.A190]" office:value-type="float" office:value="18145">
            <text:p>18145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table:formula="of:=[.B191]+[.A191]" office:value-type="float" office:value="18336">
            <text:p>18336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formula="of:=[.B192]+[.A192]" office:value-type="float" office:value="18528">
            <text:p>18528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formula="of:=[.B193]+[.A193]" office:value-type="float" office:value="18721">
            <text:p>18721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formula="of:=[.B194]+[.A194]" office:value-type="float" office:value="18915">
            <text:p>18915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table:formula="of:=[.B195]+[.A195]" office:value-type="float" office:value="19110">
            <text:p>19110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formula="of:=[.B196]+[.A196]" office:value-type="float" office:value="19306">
            <text:p>19306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formula="of:=[.B197]+[.A197]" office:value-type="float" office:value="19503">
            <text:p>19503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formula="of:=[.B198]+[.A198]" office:value-type="float" office:value="19701">
            <text:p>19701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[.B199]+[.A199]" office:value-type="float" office:value="19900">
            <text:p>19900</text:p>
          </table:table-cell>
          <table:table-cell table:number-columns-repeated="3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8">18.12.2020</text:date>, <text:time>15:11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2:42:40.89</meta:creation-date>
    <meta:editing-duration>PT1H28M36S</meta:editing-duration>
    <meta:editing-cycles>2</meta:editing-cycles>
    <meta:generator>OpenOffice/4.1.7$Win32 OpenOffice.org_project/417m1$Build-9800</meta:generator>
    <meta:initial-creator>Tim Rumrich</meta:initial-creator>
    <dc:date>2020-12-18T15:11:47.16</dc:date>
    <dc:creator>Tim Rumrich</dc:creator>
    <meta:document-statistic meta:table-count="3" meta:cell-count="1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14cm" svg:height="7.264cm" xlink:href=".." xlink:type="simple" chart:class="chart:bar" chart:style-name="ch1">
        <chart:legend chart:legend-position="end" svg:x="10.536cm" svg:y="3.058cm" style:legend-expansion="high" chart:style-name="ch2"/>
        <chart:plot-area chart:style-name="ch3" table:cell-range-address="Tabelle1.B1:Tabelle1.C60" svg:x="1.29cm" svg:y="0.715cm" svg:width="8.742cm" svg:height="5.396cm">
          <chartooo:coordinate-region svg:x="2.017cm" svg:y="0.928cm" svg:width="8.015cm" svg:height="4.971cm"/>
          <chart:axis chart:dimension="x" chart:name="primary-x" chart:style-name="ch4">
            <chart:title svg:x="4.916cm" svg:y="6.257cm" chart:style-name="ch5">
              <text:p>Versuche</text:p>
            </chart:title>
          </chart:axis>
          <chart:axis chart:dimension="y" chart:name="primary-y" chart:style-name="ch6">
            <chart:title svg:x="0.451cm" svg:y="4.846cm" chart:style-name="ch7">
              <text:p>Wahrscheinlichkeit</text:p>
            </chart:title>
            <chart:grid chart:style-name="ch8" chart:class="major"/>
          </chart:axis>
          <chart:series chart:style-name="ch9" chart:values-cell-range-address="Tabelle1.B1:Tabelle1.B60" chart:class="chart:bar">
            <chart:data-point chart:repeated="60"/>
          </chart:series>
          <chart:series chart:style-name="ch10" chart:values-cell-range-address="Tabelle1.C1:Tabelle1.C60" chart:class="chart:bar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1:Tabelle1.B60</svg:desc>
                </draw:g>
              </table:table-cell>
              <table:table-cell office:value-type="float" office:value="0">
                <text:p>0</text:p>
                <draw:g>
                  <svg:desc>Tabelle1.C1:Tabelle1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2">
                <text:p>0.0192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72">
                <text:p>0.03072</text:p>
              </table:table-cell>
              <table:table-cell office:value-type="float" office:value="0.04992">
                <text:p>0.04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096">
                <text:p>0.04096</text:p>
              </table:table-cell>
              <table:table-cell office:value-type="float" office:value="0.09088">
                <text:p>0.09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152">
                <text:p>0.049152</text:p>
              </table:table-cell>
              <table:table-cell office:value-type="float" office:value="0.140032">
                <text:p>0.140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505024">
                <text:p>0.05505024</text:p>
              </table:table-cell>
              <table:table-cell office:value-type="float" office:value="0.19508224">
                <text:p>0.19508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8720256">
                <text:p>0.058720256</text:p>
              </table:table-cell>
              <table:table-cell office:value-type="float" office:value="0.253802496">
                <text:p>0.253802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03979776">
                <text:p>0.0603979776</text:p>
              </table:table-cell>
              <table:table-cell office:value-type="float" office:value="0.3142004736">
                <text:p>0.3142004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03979776">
                <text:p>0.0603979776</text:p>
              </table:table-cell>
              <table:table-cell office:value-type="float" office:value="0.3745984512">
                <text:p>0.3745984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05580032">
                <text:p>0.05905580032</text:p>
              </table:table-cell>
              <table:table-cell office:value-type="float" office:value="0.43365425152">
                <text:p>0.43365425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66935683072">
                <text:p>0.0566935683072</text:p>
              </table:table-cell>
              <table:table-cell office:value-type="float" office:value="0.4903478198272">
                <text:p>0.4903478198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60119185408">
                <text:p>0.05360119185408</text:p>
              </table:table-cell>
              <table:table-cell office:value-type="float" office:value="0.54394901168128">
                <text:p>0.54394901168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027779063808">
                <text:p>0.050027779063808</text:p>
              </table:table-cell>
              <table:table-cell office:value-type="float" office:value="0.593976790745088">
                <text:p>0.593976790745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179488366592">
                <text:p>0.046179488366592</text:p>
              </table:table-cell>
              <table:table-cell office:value-type="float" office:value="0.64015627911168">
                <text:p>0.64015627911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2212465065984">
                <text:p>0.0422212465065984</text:p>
              </table:table-cell>
              <table:table-cell office:value-type="float" office:value="0.682377525618279">
                <text:p>0.682377525618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2805968326492">
                <text:p>0.0382805968326492</text:p>
              </table:table-cell>
              <table:table-cell office:value-type="float" office:value="0.720658122450928">
                <text:p>0.72065812245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44525371493843">
                <text:p>0.0344525371493843</text:p>
              </table:table-cell>
              <table:table-cell office:value-type="float" office:value="0.755110659600312">
                <text:p>0.755110659600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8046214512142">
                <text:p>0.0308046214512142</text:p>
              </table:table-cell>
              <table:table-cell office:value-type="float" office:value="0.785915281051526">
                <text:p>0.785915281051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3818857344126">
                <text:p>0.0273818857344126</text:p>
              </table:table-cell>
              <table:table-cell office:value-type="float" office:value="0.813297166785939">
                <text:p>0.813297166785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2113515967438">
                <text:p>0.0242113515967438</text:p>
              </table:table-cell>
              <table:table-cell office:value-type="float" office:value="0.837508518382683">
                <text:p>0.837508518382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3059894051346">
                <text:p>0.0213059894051346</text:p>
              </table:table-cell>
              <table:table-cell office:value-type="float" office:value="0.858814507787817">
                <text:p>0.858814507787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86681050025941">
                <text:p>0.0186681050025941</text:p>
              </table:table-cell>
              <table:table-cell office:value-type="float" office:value="0.877482612790412">
                <text:p>0.877482612790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2921643659003">
                <text:p>0.0162921643659003</text:p>
              </table:table-cell>
              <table:table-cell office:value-type="float" office:value="0.893774777156312">
                <text:p>0.893774777156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167099448609">
                <text:p>0.014167099448609</text:p>
              </table:table-cell>
              <table:table-cell office:value-type="float" office:value="0.907941876604921">
                <text:p>0.907941876604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2781528554611">
                <text:p>0.0122781528554611</text:p>
              </table:table-cell>
              <table:table-cell office:value-type="float" office:value="0.920220029460382">
                <text:p>0.920220029460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6083240671184">
                <text:p>0.0106083240671184</text:p>
              </table:table-cell>
              <table:table-cell office:value-type="float" office:value="0.9308283535275">
                <text:p>0.9308283535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13947919628661">
                <text:p>0.00913947919628661</text:p>
              </table:table-cell>
              <table:table-cell office:value-type="float" office:value="0.939967832723787">
                <text:p>0.939967832723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785318212421664">
                <text:p>0.00785318212421664</text:p>
              </table:table-cell>
              <table:table-cell office:value-type="float" office:value="0.947821014848004">
                <text:p>0.947821014848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73129896361427">
                <text:p>0.00673129896361427</text:p>
              </table:table-cell>
              <table:table-cell office:value-type="float" office:value="0.954552313811618">
                <text:p>0.9545523138116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75642118267703">
                <text:p>0.00575642118267703</text:p>
              </table:table-cell>
              <table:table-cell office:value-type="float" office:value="0.960308734994295">
                <text:p>0.960308734994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9121460758844">
                <text:p>0.0049121460758844</text:p>
              </table:table-cell>
              <table:table-cell office:value-type="float" office:value="0.965220881070179">
                <text:p>0.9652208810701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18324698075316">
                <text:p>0.00418324698075316</text:p>
              </table:table-cell>
              <table:table-cell office:value-type="float" office:value="0.969404128050932">
                <text:p>0.969404128050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55575993364019">
                <text:p>0.00355575993364019</text:p>
              </table:table-cell>
              <table:table-cell office:value-type="float" office:value="0.972959887984573">
                <text:p>0.972959887984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01700842854319">
                <text:p>0.00301700842854319</text:p>
              </table:table-cell>
              <table:table-cell office:value-type="float" office:value="0.975976896413116">
                <text:p>0.975976896413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55558361006012">
                <text:p>0.00255558361006012</text:p>
              </table:table-cell>
              <table:table-cell office:value-type="float" office:value="0.978532480023176">
                <text:p>0.978532480023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16129356736513">
                <text:p>0.00216129356736513</text:p>
              </table:table-cell>
              <table:table-cell office:value-type="float" office:value="0.980693773590541">
                <text:p>0.980693773590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825092345775">
                <text:p>0.001825092345775</text:p>
              </table:table-cell>
              <table:table-cell office:value-type="float" office:value="0.982518865936316">
                <text:p>0.982518865936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53899678886973">
                <text:p>0.00153899678886973</text:p>
              </table:table-cell>
              <table:table-cell office:value-type="float" office:value="0.984057862725186">
                <text:p>0.984057862725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959972958903">
                <text:p>0.0012959972958903</text:p>
              </table:table-cell>
              <table:table-cell office:value-type="float" office:value="0.985353860021076">
                <text:p>0.9853538600210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08996695654363">
                <text:p>0.00108996695654363</text:p>
              </table:table-cell>
              <table:table-cell office:value-type="float" office:value="0.98644382697762">
                <text:p>0.986443826977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15572243496652">
                <text:p>0.000915572243496652</text:p>
              </table:table-cell>
              <table:table-cell office:value-type="float" office:value="0.987359399221116">
                <text:p>0.987359399221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76818744332402">
                <text:p>0.00076818744332402</text:p>
              </table:table-cell>
              <table:table-cell office:value-type="float" office:value="0.988127586664441">
                <text:p>0.988127586664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643814238214417">
                <text:p>0.000643814238214417</text:p>
              </table:table-cell>
              <table:table-cell office:value-type="float" office:value="0.988771400902655">
                <text:p>0.988771400902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39007269202768">
                <text:p>0.000539007269202768</text:p>
              </table:table-cell>
              <table:table-cell office:value-type="float" office:value="0.989310408171858">
                <text:p>0.989310408171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5080607969686">
                <text:p>0.00045080607969686</text:p>
              </table:table-cell>
              <table:table-cell office:value-type="float" office:value="0.989761214251555">
                <text:p>0.989761214251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76673524368932">
                <text:p>0.000376673524368932</text:p>
              </table:table-cell>
              <table:table-cell office:value-type="float" office:value="0.990137887775924">
                <text:p>0.990137887775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314440507299283">
                <text:p>0.000314440507299283</text:p>
              </table:table-cell>
              <table:table-cell office:value-type="float" office:value="0.990452328283223">
                <text:p>0.990452328283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62256763534721">
                <text:p>0.000262256763534721</text:p>
              </table:table-cell>
              <table:table-cell office:value-type="float" office:value="0.990714585046758">
                <text:p>0.990714585046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18547302945601">
                <text:p>0.000218547302945601</text:p>
              </table:table-cell>
              <table:table-cell office:value-type="float" office:value="0.990933132349703">
                <text:p>0.990933132349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18197408082001">
                <text:p>0.00018197408082001</text:p>
              </table:table-cell>
              <table:table-cell office:value-type="float" office:value="0.991115106430523">
                <text:p>0.9911151064305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51402435242249">
                <text:p>0.000151402435242249</text:p>
              </table:table-cell>
              <table:table-cell office:value-type="float" office:value="0.991266508865765">
                <text:p>0.991266508865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125871828515124">
                <text:p>0.000125871828515124</text:p>
              </table:table-cell>
              <table:table-cell office:value-type="float" office:value="0.99139238069428">
                <text:p>0.99139238069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04570442151026">
                <text:p>0.000104570442151026</text:p>
              </table:table-cell>
              <table:table-cell office:value-type="float" office:value="0.991496951136432">
                <text:p>0.991496951136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868131972574559">
                <text:p>0.0000868131972574559</text:p>
              </table:table-cell>
              <table:table-cell office:value-type="float" office:value="0.991583764333689">
                <text:p>0.991583764333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720228006876671">
                <text:p>0.0000720228006876671</text:p>
              </table:table-cell>
              <table:table-cell office:value-type="float" office:value="0.991655787134377">
                <text:p>0.991655787134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597134492974113">
                <text:p>0.0000597134492974113</text:p>
              </table:table-cell>
              <table:table-cell office:value-type="float" office:value="0.991715500583674">
                <text:p>0.991715500583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494768579892836">
                <text:p>0.0000494768579892836</text:p>
              </table:table-cell>
              <table:table-cell office:value-type="float" office:value="0.991764977441663">
                <text:p>0.9917649774416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409703104753366">
                <text:p>0.0000409703104753366</text:p>
              </table:table-cell>
              <table:table-cell office:value-type="float" office:value="0.991805947752139">
                <text:p>0.991805947752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